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7"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8"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0" style:family="paragraph" style:parent-style-name="Standard">
      <style:text-properties fo:color="#800000" loext:opacity="100%" style:font-name="Droid Sans Mono" fo:font-size="10.5pt" fo:font-weight="normal" officeooo:rsid="00395ac7" officeooo:paragraph-rsid="00395ac7" fo:background-color="#ffffff"/>
    </style:style>
    <style:style style:name="P21" style:family="paragraph" style:parent-style-name="Standard">
      <style:paragraph-properties style:line-height-at-least="0.503cm"/>
    </style:style>
    <style:style style:name="P22" style:family="paragraph" style:parent-style-name="Text_20_body">
      <style:text-properties officeooo:rsid="002dc266" officeooo:paragraph-rsid="002dc266"/>
    </style:style>
    <style:style style:name="P23" style:family="paragraph" style:parent-style-name="Standard">
      <style:text-properties officeooo:rsid="002dc266" officeooo:paragraph-rsid="002dc266"/>
    </style:style>
    <style:style style:name="P24" style:family="paragraph" style:parent-style-name="Standard">
      <style:text-properties officeooo:rsid="002f5469" officeooo:paragraph-rsid="002f5469"/>
    </style:style>
    <style:style style:name="P25" style:family="paragraph" style:parent-style-name="Text_20_body">
      <style:text-properties officeooo:rsid="0031dc96" officeooo:paragraph-rsid="0031dc96"/>
    </style:style>
    <style:style style:name="P26" style:family="paragraph" style:parent-style-name="Text_20_body">
      <style:text-properties officeooo:rsid="0032bd23" officeooo:paragraph-rsid="0032bd23"/>
    </style:style>
    <style:style style:name="P27" style:family="paragraph" style:parent-style-name="Code">
      <style:text-properties officeooo:paragraph-rsid="00366218"/>
    </style:style>
    <style:style style:name="P28" style:family="paragraph" style:parent-style-name="Text_20_body">
      <style:text-properties officeooo:rsid="003644f5" officeooo:paragraph-rsid="003644f5"/>
    </style:style>
    <style:style style:name="P29" style:family="paragraph" style:parent-style-name="Text_20_body">
      <style:text-properties officeooo:rsid="003644f5" officeooo:paragraph-rsid="00382920"/>
    </style:style>
    <style:style style:name="P30" style:family="paragraph" style:parent-style-name="Code">
      <style:text-properties officeooo:paragraph-rsid="00382920"/>
    </style:style>
    <style:style style:name="P31" style:family="paragraph" style:parent-style-name="Text_20_body">
      <style:text-properties officeooo:rsid="00382920" officeooo:paragraph-rsid="00382920"/>
    </style:style>
    <style:style style:name="P32" style:family="paragraph" style:parent-style-name="Text_20_body">
      <style:text-properties officeooo:rsid="00395ac7" officeooo:paragraph-rsid="00395ac7"/>
    </style:style>
    <style:style style:name="P33" style:family="paragraph" style:parent-style-name="Text_20_body">
      <style:text-properties officeooo:paragraph-rsid="00395ac7"/>
    </style:style>
    <style:style style:name="P34" style:family="paragraph" style:parent-style-name="Text_20_body">
      <style:text-properties officeooo:rsid="003d1231" officeooo:paragraph-rsid="003d1231"/>
    </style:style>
    <style:style style:name="P35" style:family="paragraph" style:parent-style-name="Text_20_body">
      <style:text-properties officeooo:rsid="003f8316" officeooo:paragraph-rsid="003f8316"/>
    </style:style>
    <style:style style:name="P36" style:family="paragraph" style:parent-style-name="Text_20_body">
      <style:text-properties officeooo:rsid="0040d9e5" officeooo:paragraph-rsid="0040d9e5"/>
    </style:style>
    <style:style style:name="P37" style:family="paragraph" style:parent-style-name="Text_20_body">
      <style:text-properties officeooo:rsid="0040d9e5" officeooo:paragraph-rsid="00470802"/>
    </style:style>
    <style:style style:name="P38" style:family="paragraph" style:parent-style-name="Text_20_body">
      <style:text-properties officeooo:rsid="0040d9e5" officeooo:paragraph-rsid="004b58f8"/>
    </style:style>
    <style:style style:name="P39" style:family="paragraph" style:parent-style-name="Text_20_body">
      <style:text-properties officeooo:rsid="0042b788" officeooo:paragraph-rsid="0042b788"/>
    </style:style>
    <style:style style:name="P40" style:family="paragraph" style:parent-style-name="Text_20_body">
      <style:text-properties officeooo:rsid="004490e3" officeooo:paragraph-rsid="004490e3"/>
    </style:style>
    <style:style style:name="P41" style:family="paragraph" style:parent-style-name="Text_20_body">
      <style:text-properties officeooo:rsid="0045107a" officeooo:paragraph-rsid="0045107a"/>
    </style:style>
    <style:style style:name="P42" style:family="paragraph" style:parent-style-name="Text_20_body">
      <style:text-properties officeooo:rsid="004537e0" officeooo:paragraph-rsid="004537e0"/>
    </style:style>
    <style:style style:name="P43" style:family="paragraph" style:parent-style-name="Text_20_body">
      <style:text-properties officeooo:rsid="00458a79" officeooo:paragraph-rsid="00458a79"/>
    </style:style>
    <style:style style:name="P44" style:family="paragraph" style:parent-style-name="Text_20_body">
      <style:text-properties officeooo:rsid="00499aab" officeooo:paragraph-rsid="00499aab"/>
    </style:style>
    <style:style style:name="P45" style:family="paragraph" style:parent-style-name="Text_20_body">
      <style:text-properties officeooo:rsid="004d1bb2" officeooo:paragraph-rsid="004d1bb2"/>
    </style:style>
    <style:style style:name="P46" style:family="paragraph" style:parent-style-name="Text_20_body">
      <style:text-properties officeooo:rsid="004f0ba2" officeooo:paragraph-rsid="004f0ba2"/>
    </style:style>
    <style:style style:name="P47" style:family="paragraph" style:parent-style-name="Text_20_body">
      <style:text-properties officeooo:paragraph-rsid="0052114a"/>
    </style:style>
    <style:style style:name="P48" style:family="paragraph" style:parent-style-name="Text_20_body">
      <style:text-properties officeooo:rsid="00531685" officeooo:paragraph-rsid="00531685"/>
    </style:style>
    <style:style style:name="P49" style:family="paragraph" style:parent-style-name="Text_20_body">
      <style:text-properties officeooo:paragraph-rsid="005487bd"/>
    </style:style>
    <style:style style:name="P50" style:family="paragraph" style:parent-style-name="Text_20_body">
      <style:text-properties officeooo:rsid="00566e22" officeooo:paragraph-rsid="00566e22"/>
    </style:style>
    <style:style style:name="P51" style:family="paragraph" style:parent-style-name="Text_20_body">
      <style:text-properties officeooo:rsid="0056a7c6" officeooo:paragraph-rsid="0056a7c6"/>
    </style:style>
    <style:style style:name="P52" style:family="paragraph" style:parent-style-name="Text_20_body">
      <style:text-properties officeooo:rsid="0058a8f9" officeooo:paragraph-rsid="0058a8f9"/>
    </style:style>
    <style:style style:name="P53" style:family="paragraph" style:parent-style-name="Text_20_body">
      <style:text-properties officeooo:rsid="005e40a9" officeooo:paragraph-rsid="005e40a9"/>
    </style:style>
    <style:style style:name="P54" style:family="paragraph" style:parent-style-name="Text_20_body">
      <style:text-properties officeooo:rsid="005fb212" officeooo:paragraph-rsid="005fb212"/>
    </style:style>
    <style:style style:name="P55" style:family="paragraph" style:parent-style-name="Text_20_body">
      <style:text-properties officeooo:rsid="0061bc1a" officeooo:paragraph-rsid="0061bc1a"/>
    </style:style>
    <style:style style:name="P56" style:family="paragraph" style:parent-style-name="Text_20_body">
      <style:text-properties officeooo:rsid="0061bc1a" officeooo:paragraph-rsid="0063a28c"/>
    </style:style>
    <style:style style:name="P57" style:family="paragraph" style:parent-style-name="Text_20_body">
      <style:text-properties officeooo:rsid="0064cfaa" officeooo:paragraph-rsid="0064cfaa"/>
    </style:style>
    <style:style style:name="P58" style:family="paragraph" style:parent-style-name="Text_20_body">
      <style:text-properties officeooo:rsid="0063a28c" officeooo:paragraph-rsid="0063a28c"/>
    </style:style>
    <style:style style:name="P59" style:family="paragraph" style:parent-style-name="Text_20_body">
      <style:text-properties officeooo:rsid="00671493" officeooo:paragraph-rsid="00671493"/>
    </style:style>
    <style:style style:name="P60" style:family="paragraph" style:parent-style-name="Text_20_body">
      <style:text-properties officeooo:rsid="00671ee3" officeooo:paragraph-rsid="00671ee3"/>
    </style:style>
    <style:style style:name="P61" style:family="paragraph" style:parent-style-name="Code">
      <style:text-properties officeooo:paragraph-rsid="00686851"/>
    </style:style>
    <style:style style:name="P62" style:family="paragraph" style:parent-style-name="Text_20_body">
      <style:text-properties officeooo:paragraph-rsid="00686851"/>
    </style:style>
    <style:style style:name="P63" style:family="paragraph" style:parent-style-name="Standard">
      <style:text-properties officeooo:rsid="006a4585" officeooo:paragraph-rsid="006a4585"/>
    </style:style>
    <style:style style:name="P64" style:family="paragraph" style:parent-style-name="Code">
      <style:text-properties officeooo:paragraph-rsid="006dc51b"/>
    </style:style>
    <style:style style:name="P65" style:family="paragraph" style:parent-style-name="Text_20_body">
      <style:text-properties officeooo:rsid="006dc51b" officeooo:paragraph-rsid="006dc51b"/>
    </style:style>
    <style:style style:name="P66" style:family="paragraph" style:parent-style-name="Text_20_body">
      <style:text-properties officeooo:rsid="006dc51b" officeooo:paragraph-rsid="0070d7f6"/>
    </style:style>
    <style:style style:name="P67" style:family="paragraph" style:parent-style-name="Text_20_body">
      <style:text-properties officeooo:paragraph-rsid="006d93e2"/>
    </style:style>
    <style:style style:name="P68" style:family="paragraph" style:parent-style-name="Code">
      <style:text-properties officeooo:paragraph-rsid="0070d7f6"/>
    </style:style>
    <style:style style:name="P69" style:family="paragraph" style:parent-style-name="Text_20_body">
      <style:text-properties officeooo:rsid="0070d7f6" officeooo:paragraph-rsid="0070d7f6"/>
    </style:style>
    <style:style style:name="P70" style:family="paragraph" style:parent-style-name="Text_20_body">
      <style:text-properties officeooo:rsid="0074374c" officeooo:paragraph-rsid="0074374c"/>
    </style:style>
    <style:style style:name="P71"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2" style:family="paragraph" style:parent-style-name="Text_20_body">
      <style:text-properties officeooo:rsid="0075ad29" officeooo:paragraph-rsid="0075ad29"/>
    </style:style>
    <style:style style:name="P73" style:family="paragraph" style:parent-style-name="Text_20_body">
      <style:text-properties officeooo:rsid="0075ad29" officeooo:paragraph-rsid="0075c646"/>
    </style:style>
    <style:style style:name="P74" style:family="paragraph" style:parent-style-name="Text_20_body">
      <style:text-properties officeooo:rsid="0075c646" officeooo:paragraph-rsid="0075c646"/>
    </style:style>
    <style:style style:name="P75" style:family="paragraph" style:parent-style-name="Text_20_body">
      <style:text-properties officeooo:rsid="0075c646" officeooo:paragraph-rsid="00776ee6"/>
    </style:style>
    <style:style style:name="P76" style:family="paragraph" style:parent-style-name="Text_20_body">
      <style:paragraph-properties fo:margin-left="0cm" fo:margin-right="0cm" fo:orphans="2" fo:widows="2" fo:text-indent="0cm" style:auto-text-indent="false"/>
    </style:style>
    <style:style style:name="P77" style:family="paragraph" style:parent-style-name="Code">
      <style:text-properties officeooo:paragraph-rsid="007dc9b8"/>
    </style:style>
    <style:style style:name="P78" style:family="paragraph" style:parent-style-name="Heading_20_1">
      <style:text-properties officeooo:paragraph-rsid="002c24db"/>
    </style:style>
    <style:style style:name="P79" style:family="paragraph" style:parent-style-name="Heading_20_1">
      <style:text-properties officeooo:paragraph-rsid="002f5469"/>
    </style:style>
    <style:style style:name="P80" style:family="paragraph" style:parent-style-name="Heading_20_1">
      <style:text-properties officeooo:paragraph-rsid="00382920"/>
    </style:style>
    <style:style style:name="P81" style:family="paragraph" style:parent-style-name="Heading_20_1">
      <style:text-properties officeooo:rsid="00395ac7" officeooo:paragraph-rsid="00395ac7"/>
    </style:style>
    <style:style style:name="P82" style:family="paragraph" style:parent-style-name="Heading_20_1">
      <style:text-properties officeooo:rsid="004d1bb2" officeooo:paragraph-rsid="004d1bb2"/>
    </style:style>
    <style:style style:name="P83" style:family="paragraph" style:parent-style-name="Heading_20_1">
      <style:text-properties officeooo:rsid="004f0ba2" officeooo:paragraph-rsid="004f0ba2"/>
    </style:style>
    <style:style style:name="P84" style:family="paragraph" style:parent-style-name="Heading_20_1">
      <style:text-properties officeooo:rsid="00531685" officeooo:paragraph-rsid="00531685"/>
    </style:style>
    <style:style style:name="P85" style:family="paragraph" style:parent-style-name="Heading_20_1">
      <style:text-properties officeooo:rsid="00566e22" officeooo:paragraph-rsid="00566e22"/>
    </style:style>
    <style:style style:name="P86" style:family="paragraph" style:parent-style-name="Heading_20_1">
      <style:text-properties officeooo:rsid="0058a8f9" officeooo:paragraph-rsid="0058a8f9"/>
    </style:style>
    <style:style style:name="P87" style:family="paragraph" style:parent-style-name="Heading_20_1">
      <style:text-properties officeooo:rsid="005e40a9" officeooo:paragraph-rsid="005e40a9"/>
    </style:style>
    <style:style style:name="P88" style:family="paragraph" style:parent-style-name="Heading_20_1">
      <style:text-properties officeooo:rsid="005fb212" officeooo:paragraph-rsid="005fb212"/>
    </style:style>
    <style:style style:name="P89" style:family="paragraph" style:parent-style-name="Heading_20_1">
      <style:text-properties officeooo:rsid="0061bc1a" officeooo:paragraph-rsid="0061bc1a"/>
    </style:style>
    <style:style style:name="P90" style:family="paragraph" style:parent-style-name="Heading_20_1">
      <style:text-properties officeooo:rsid="0064cfaa" officeooo:paragraph-rsid="0064cfaa"/>
    </style:style>
    <style:style style:name="P91" style:family="paragraph" style:parent-style-name="Heading_20_1">
      <style:text-properties officeooo:rsid="00671493" officeooo:paragraph-rsid="00671493"/>
    </style:style>
    <style:style style:name="P92" style:family="paragraph" style:parent-style-name="Heading_20_1">
      <style:text-properties officeooo:rsid="00686851" officeooo:paragraph-rsid="00686851"/>
    </style:style>
    <style:style style:name="P93" style:family="paragraph" style:parent-style-name="Heading_20_1">
      <style:text-properties officeooo:rsid="006a4585" officeooo:paragraph-rsid="006a4585"/>
    </style:style>
    <style:style style:name="P94" style:family="paragraph" style:parent-style-name="Heading_20_1">
      <style:text-properties officeooo:rsid="006d93e2" officeooo:paragraph-rsid="006d93e2"/>
    </style:style>
    <style:style style:name="P95" style:family="paragraph" style:parent-style-name="Heading_20_1">
      <style:text-properties officeooo:rsid="006dc51b" officeooo:paragraph-rsid="006dc51b"/>
    </style:style>
    <style:style style:name="P96" style:family="paragraph" style:parent-style-name="Heading_20_1">
      <style:text-properties officeooo:rsid="0070d7f6" officeooo:paragraph-rsid="0070d7f6"/>
    </style:style>
    <style:style style:name="P97" style:family="paragraph" style:parent-style-name="Heading_20_1">
      <style:text-properties officeooo:rsid="0074374c" officeooo:paragraph-rsid="0074374c"/>
    </style:style>
    <style:style style:name="P98" style:family="paragraph" style:parent-style-name="Heading_20_1">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99" style:family="paragraph" style:parent-style-name="Heading_20_1">
      <style:text-properties officeooo:rsid="007a67cf" officeooo:paragraph-rsid="007a67cf"/>
    </style:style>
    <style:style style:name="P100" style:family="paragraph" style:parent-style-name="Heading_20_1">
      <style:text-properties officeooo:rsid="007e6dd5" officeooo:paragraph-rsid="007e6dd5"/>
    </style:style>
    <style:style style:name="P101" style:family="paragraph" style:parent-style-name="Heading_20_2">
      <style:text-properties officeooo:paragraph-rsid="00686851"/>
    </style:style>
    <style:style style:name="P10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03" style:family="paragraph" style:parent-style-name="Heading_20_2">
      <style:text-properties officeooo:paragraph-rsid="007a67cf"/>
    </style:style>
    <style:style style:name="P104" style:family="paragraph" style:parent-style-name="Heading_20_2">
      <style:text-properties officeooo:paragraph-rsid="007b6ece"/>
    </style:style>
    <style:style style:name="P105" style:family="paragraph" style:parent-style-name="Heading_20_2">
      <style:text-properties officeooo:rsid="007c74a1" officeooo:paragraph-rsid="007c74a1"/>
    </style:style>
    <style:style style:name="P106" style:family="paragraph" style:parent-style-name="Heading_20_3">
      <style:text-properties officeooo:paragraph-rsid="00686851"/>
    </style:style>
    <style:style style:name="P107"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08"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0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110" style:family="paragraph" style:parent-style-name="Standard">
      <style:text-properties fo:color="#000000" loext:opacity="100%" style:font-name="Droid Sans Mono" fo:font-size="10.5pt" fo:font-weight="normal" officeooo:paragraph-rsid="007e6dd5" fo:background-color="#ffffff"/>
    </style:style>
    <style:style style:name="P111" style:family="paragraph" style:parent-style-name="Standard">
      <style:paragraph-properties style:line-height-at-least="0.503cm"/>
    </style:style>
    <style:style style:name="P112" style:family="paragraph" style:parent-style-name="Text_20_body" style:list-style-name="L1">
      <style:text-properties officeooo:rsid="002b10b0" officeooo:paragraph-rsid="002b10b0"/>
    </style:style>
    <style:style style:name="P113" style:family="paragraph" style:parent-style-name="Text_20_body" style:list-style-name="L2">
      <style:text-properties officeooo:rsid="002b10b0" officeooo:paragraph-rsid="002b10b0"/>
    </style:style>
    <style:style style:name="P114" style:family="paragraph" style:parent-style-name="Text_20_body" style:list-style-name="L3">
      <style:text-properties officeooo:rsid="002b10dd" officeooo:paragraph-rsid="002b10dd"/>
    </style:style>
    <style:style style:name="P115" style:family="paragraph" style:parent-style-name="Text_20_body" style:list-style-name="L4">
      <style:text-properties officeooo:rsid="002b10dd" officeooo:paragraph-rsid="002b10dd"/>
    </style:style>
    <style:style style:name="P116" style:family="paragraph" style:parent-style-name="Text_20_body" style:list-style-name="L5">
      <style:text-properties officeooo:rsid="0031dc96" officeooo:paragraph-rsid="0031dc96"/>
    </style:style>
    <style:style style:name="P117" style:family="paragraph" style:parent-style-name="Text_20_body" style:list-style-name="L6">
      <style:text-properties officeooo:rsid="0032bd23" officeooo:paragraph-rsid="0032bd23"/>
    </style:style>
    <style:style style:name="P118" style:family="paragraph" style:parent-style-name="Text_20_body" style:list-style-name="L7">
      <style:text-properties officeooo:rsid="0032bd23" officeooo:paragraph-rsid="0032bd23"/>
    </style:style>
    <style:style style:name="P119" style:family="paragraph" style:parent-style-name="Text_20_body" style:list-style-name="L8">
      <style:text-properties officeooo:rsid="003644f5" officeooo:paragraph-rsid="003644f5"/>
    </style:style>
    <style:style style:name="P120" style:family="paragraph" style:parent-style-name="Text_20_body" style:list-style-name="L9">
      <style:text-properties officeooo:rsid="003d1231" officeooo:paragraph-rsid="003d1231"/>
    </style:style>
    <style:style style:name="P121" style:family="paragraph" style:parent-style-name="Text_20_body" style:list-style-name="L10">
      <style:text-properties officeooo:rsid="003d1231" officeooo:paragraph-rsid="003d1231"/>
    </style:style>
    <style:style style:name="P122" style:family="paragraph" style:parent-style-name="Text_20_body" style:list-style-name="L11">
      <style:text-properties officeooo:rsid="00499aab" officeooo:paragraph-rsid="00499aab"/>
    </style:style>
    <style:style style:name="P123" style:family="paragraph" style:parent-style-name="Text_20_body" style:list-style-name="L12">
      <style:text-properties officeooo:rsid="00499aab" officeooo:paragraph-rsid="00499aab"/>
    </style:style>
    <style:style style:name="P124" style:family="paragraph" style:parent-style-name="Text_20_body" style:list-style-name="L13">
      <style:text-properties officeooo:rsid="00531685" officeooo:paragraph-rsid="00531685"/>
    </style:style>
    <style:style style:name="P125" style:family="paragraph" style:parent-style-name="Text_20_body" style:list-style-name="L14">
      <style:text-properties officeooo:rsid="005e40a9" officeooo:paragraph-rsid="005e40a9"/>
    </style:style>
    <style:style style:name="P126" style:family="paragraph" style:parent-style-name="Text_20_body" style:list-style-name="L15">
      <style:text-properties officeooo:rsid="0061bc1a" officeooo:paragraph-rsid="0061bc1a"/>
    </style:style>
    <style:style style:name="P127" style:family="paragraph" style:parent-style-name="Text_20_body" style:list-style-name="L15">
      <style:text-properties officeooo:rsid="0061bc1a" officeooo:paragraph-rsid="0063a28c"/>
    </style:style>
    <style:style style:name="P128" style:family="paragraph" style:parent-style-name="Text_20_body" style:list-style-name="L16">
      <style:text-properties officeooo:rsid="0075ad29" officeooo:paragraph-rsid="0075ad29"/>
    </style:style>
    <style:style style:name="P129" style:family="paragraph" style:parent-style-name="Text_20_body" style:list-style-name="L17">
      <style:text-properties officeooo:paragraph-rsid="0075c646"/>
    </style:style>
    <style:style style:name="P130" style:family="paragraph" style:parent-style-name="Text_20_body" style:list-style-name="L18">
      <style:text-properties officeooo:paragraph-rsid="0075c646"/>
    </style:style>
    <style:style style:name="P131" style:family="paragraph" style:parent-style-name="Text_20_body" style:list-style-name="L18">
      <style:text-properties officeooo:rsid="0075c646" officeooo:paragraph-rsid="0075c646"/>
    </style:style>
    <style:style style:name="P132" style:family="paragraph" style:parent-style-name="Text_20_body" style:list-style-name="L18">
      <style:text-properties officeooo:rsid="0075c646" officeooo:paragraph-rsid="00776ee6"/>
    </style:style>
    <style:style style:name="P133" style:family="paragraph" style:parent-style-name="Text_20_body" style:list-style-name="L19">
      <style:text-properties officeooo:paragraph-rsid="0075c646"/>
    </style:style>
    <style:style style:name="P134" style:family="paragraph" style:parent-style-name="Text_20_body" style:list-style-name="L19">
      <style:text-properties officeooo:rsid="00776ee6" officeooo:paragraph-rsid="00776ee6"/>
    </style:style>
    <style:style style:name="P135"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6"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text-properties officeooo:rsid="007c74a1" officeooo:paragraph-rsid="007c74a1"/>
    </style:style>
    <style:style style:name="P140" style:family="paragraph" style:parent-style-name="Text_20_body">
      <style:text-properties officeooo:rsid="007e6dd5" officeooo:paragraph-rsid="007e6dd5"/>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811f3f" loext:opacity="100%"/>
    </style:style>
    <style:style style:name="T10" style:family="text">
      <style:text-properties fo:color="#800000" loext:opacity="100%"/>
    </style:style>
    <style:style style:name="T11" style:family="text">
      <style:text-properties fo:color="#800000" loext:opacity="100%" style:font-name="Droid Sans Mono" fo:font-size="10.5pt" fo:font-weight="normal" fo:background-color="#ffffff" loext:char-shading-value="0"/>
    </style:style>
    <style:style style:name="T12" style:family="text">
      <style:text-properties fo:color="#e50000" loext:opacity="100%"/>
    </style:style>
    <style:style style:name="T13" style:family="text">
      <style:text-properties fo:color="#e50000" loext:opacity="100%" style:font-name="Droid Sans Mono" fo:font-size="10.5pt" fo:font-weight="normal" fo:background-color="#ffffff" loext:char-shading-value="0"/>
    </style:style>
    <style:style style:name="T14" style:family="text">
      <style:text-properties fo:color="#0451a5" loext:opacity="100%"/>
    </style:style>
    <style:style style:name="T15" style:family="text">
      <style:text-properties officeooo:rsid="002f5469"/>
    </style:style>
    <style:style style:name="T16" style:family="text">
      <style:text-properties officeooo:rsid="00306525"/>
    </style:style>
    <style:style style:name="T17" style:family="text">
      <style:text-properties style:text-position="super 58%"/>
    </style:style>
    <style:style style:name="T18" style:family="text">
      <style:text-properties officeooo:rsid="0032bd23"/>
    </style:style>
    <style:style style:name="T19" style:family="text">
      <style:text-properties officeooo:rsid="0033934f"/>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44f5"/>
    </style:style>
    <style:style style:name="T24" style:family="text">
      <style:text-properties officeooo:rsid="00366218"/>
    </style:style>
    <style:style style:name="T25" style:family="text">
      <style:text-properties officeooo:rsid="00382920"/>
    </style:style>
    <style:style style:name="T26" style:family="text">
      <style:text-properties officeooo:rsid="00395ac7"/>
    </style:style>
    <style:style style:name="T27" style:family="text">
      <style:text-properties fo:color="#0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officeooo:rsid="006a4585" fo:background-color="#ffffff" loext:char-shading-value="0"/>
    </style:style>
    <style:style style:name="T29" style:family="text">
      <style:text-properties officeooo:rsid="0045107a"/>
    </style:style>
    <style:style style:name="T30" style:family="text">
      <style:text-properties officeooo:rsid="00470802"/>
    </style:style>
    <style:style style:name="T31" style:family="text">
      <style:text-properties officeooo:rsid="0049b75a"/>
    </style:style>
    <style:style style:name="T32" style:family="text">
      <style:text-properties officeooo:rsid="004f0ba2"/>
    </style:style>
    <style:style style:name="T33" style:family="text">
      <style:text-properties officeooo:rsid="005487bd"/>
    </style:style>
    <style:style style:name="T34" style:family="text">
      <style:text-properties fo:color="#cd3131" loext:opacity="100%"/>
    </style:style>
    <style:style style:name="T35" style:family="text">
      <style:text-properties officeooo:rsid="0063a28c"/>
    </style:style>
    <style:style style:name="T36" style:family="text">
      <style:text-properties officeooo:rsid="00671493"/>
    </style:style>
    <style:style style:name="T37" style:family="text">
      <style:text-properties officeooo:rsid="0067ddc1"/>
    </style:style>
    <style:style style:name="T38" style:family="text">
      <style:text-properties officeooo:rsid="00686851"/>
    </style:style>
    <style:style style:name="T39" style:family="text">
      <style:text-properties officeooo:rsid="006d93e2"/>
    </style:style>
    <style:style style:name="T40" style:family="text">
      <style:text-properties officeooo:rsid="006f2146"/>
    </style:style>
    <style:style style:name="T41" style:family="text">
      <style:text-properties officeooo:rsid="0070d7f6"/>
    </style:style>
    <style:style style:name="T42" style:family="text">
      <style:text-properties officeooo:rsid="0075ad29"/>
    </style:style>
    <style:style style:name="T43" style:family="text">
      <style:text-properties officeooo:rsid="0075c646"/>
    </style:style>
    <style:style style:name="T44" style:family="text">
      <style:text-properties officeooo:rsid="00776ee6"/>
    </style:style>
    <style:style style:name="T45" style:family="text">
      <style:text-properties fo:font-variant="normal" fo:text-transform="none" fo:color="#222222" loext:opacity="100%" style:font-name="Arial" fo:font-size="12pt" fo:letter-spacing="normal" fo:font-style="normal" fo:font-weight="normal"/>
    </style:style>
    <style:style style:name="T46" style:family="text">
      <style:text-properties fo:font-variant="normal" fo:text-transform="none" fo:color="#1155cc" loext:opacity="100%" style:font-name="Arial" fo:font-size="12pt" fo:letter-spacing="normal" fo:font-style="normal" fo:font-weight="normal"/>
    </style:style>
    <style:style style:name="T47" style:family="text">
      <style:text-properties officeooo:rsid="007b6ece"/>
    </style:style>
    <style:style style:name="T48" style:family="text">
      <style:text-properties officeooo:rsid="007c74a1"/>
    </style:style>
    <style:style style:name="T49" style:family="text">
      <style:text-properties officeooo:rsid="007dc9b8"/>
    </style:style>
    <style:style style:name="T50" style:family="text">
      <style:text-properties officeooo:rsid="007de8c9"/>
    </style:style>
    <style:style style:name="T51" style:family="text">
      <style:text-properties officeooo:rsid="007e6dd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112">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13">La viabilisation est réalisée. L’architecture du site et tout ce qui ne se voit pas comme la gestion des erreurs, des logs, des bases de données …</text:p>
        </text:list-item>
        <text:list-item>
          <text:p text:style-name="P113">Les murs porteurs sont construits : l’aspect général du site avec la barre de navigation.</text:p>
        </text:list-item>
        <text:list-item>
          <text:p text:style-name="P113">La porte principale : la connexion des utilisateurs pour l’accès à leurs données.</text:p>
        </text:list-item>
        <text:list-item>
          <text:p text:style-name="P113">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14">Un « simple » adhérent pour tester :</text:p>
          <text:list>
            <text:list-item>
              <text:p text:style-name="P114">Gérer son compte</text:p>
            </text:list-item>
            <text:list-item>
              <text:p text:style-name="P114">Gérer ses préférences</text:p>
            </text:list-item>
          </text:list>
        </text:list-item>
      </text:list>
      <text:list text:style-name="L4">
        <text:list-item>
          <text:p text:style-name="P115">Un animateur pour tester</text:p>
          <text:list>
            <text:list-item>
              <text:p text:style-name="P115">Gérer des évènements</text:p>
            </text:list-item>
            <text:list-item>
              <text:p text:style-name="P115">Connaitre la liste des personnes intéressées par un évènement.</text:p>
            </text:list-item>
          </text:list>
        </text:list-item>
      </text:list>
      <text:p text:style-name="P3">Ce rôle vous permettra d’accéder aux visites de chantier avec l’architecte ;-)</text:p>
      <text:h text:style-name="P78"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5"><text:span text:style-name="T19">Après avoir proposé de devenir bêta-testeur, et p</text:span>our faire suite <text:span text:style-name="T19">au message de remerciement adresser aux volontaires</text:span>, j’aimerais faire un nouveau courriel amical et humoristique pour inviter les bêta-testeurs à faire leur 1<text:span text:style-name="T17">er</text:span> test.</text:p>
      <text:p text:style-name="P26">Les remercier à nouveau d’avoir accepté cette mission.</text:p>
      <text:p text:style-name="P25">Le grand jour est arrivé, le premier test à faire est disponible ici :</text:p>
      <text:p text:style-name="P25"><text:a xlink:type="simple" xlink:href="https://myclub.alwaysdata.net/Tests/MyClub/V0.1/Page.php?n=1" text:style-name="Internet_20_link" text:visited-style-name="Visited_20_Internet_20_Link">https://myclub.alwaysdata.net/Tests/MyClub/V0.1/Page.php?n=1</text:a></text:p>
      <text:p text:style-name="P25">Les fonctionnalités à tester sont la connexion et la déconnexion.</text:p>
      <text:p text:style-name="P25">Comme bêta-testeur vous ne devez pas vous contenter de faire les actions demandées.</text:p>
      <text:p text:style-name="P25">Il faut essayer pour tous les moyens de mettre le programme en difficulté.</text:p>
      <text:p text:style-name="P25">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5">Chaque mise en difficulté du programme vous rapportera 1 point.</text:p>
      <text:p text:style-name="P25">Pour valider ce point vous devez :</text:p>
      <text:list text:style-name="L5">
        <text:list-item>
          <text:p text:style-name="P116">fournir la copie d’écran avec le message d’erreur</text:p>
        </text:list-item>
        <text:list-item>
          <text:p text:style-name="P116">indiquer la démarche pour que je puisse reproduire le problème afin de le corriger.</text:p>
        </text:list-item>
      </text:list>
      <text:p text:style-name="P25">Pour ce 1<text:span text:style-name="T17">er</text:span> test j’ai volontairement laissé un problème qui fait apparaître un message d’erreur. Serez-vous le trouver ?</text:p>
      <text:p text:style-name="P25">Comme indiqué dans un courriel précédent on se prévoit un rdv individuel d’une heure pour que vous me montriez comment vous manipulez le programme pour faire les opérations à tester. <text:span text:style-name="T18">A l’issue de cette séance vous indiquerez si c’est OK, pas OK, s’il faut faire des évolutions.</text:span></text:p>
      <text:p text:style-name="P26">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6">Déroulement :</text:p>
      <text:list text:style-name="L6">
        <text:list-item>
          <text:p text:style-name="P117">Envoi de l’invitation (ce message une semaine avant les tests)</text:p>
        </text:list-item>
        <text:list-item>
          <text:p text:style-name="P117">Tests</text:p>
        </text:list-item>
        <text:list-item>
          <text:p text:style-name="P117">Envoi la semaine suivant les tests d’un compte rendu avec la synthèse :</text:p>
        </text:list-item>
      </text:list>
      <text:list text:style-name="L7">
        <text:list-item>
          <text:list>
            <text:list-item>
              <text:p text:style-name="P118">des problèmes détectés</text:p>
            </text:list-item>
            <text:list-item>
              <text:p text:style-name="P118">des propositions d’évolutions</text:p>
            </text:list-item>
          </text:list>
        </text:list-item>
      </text:list>
      <text:h text:style-name="Heading_20_1" text:outline-level="1">Refactoring</text:h>
      <text:p text:style-name="P22">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7">&lt;thead&gt;</text:p>
      <text:p text:style-name="P17">&lt;tr&gt;</text:p>
      <text:p text:style-name="P17">&lt;th&gt;OS&lt;/th&gt;</text:p>
      <text:p text:style-name="P17">&lt;th&gt;Browser&lt;/th&gt;</text:p>
      <text:p text:style-name="P17">&lt;th&gt;Screen&lt;/th&gt;</text:p>
      <text:p text:style-name="P17">&lt;th&gt;Client Type&lt;/th&gt;</text:p>
      <text:p text:style-name="P17">&lt;th&gt;URI&lt;/th&gt;</text:p>
      <text:p text:style-name="P17">&lt;th&gt;Email&lt;/th&gt;</text:p>
      <text:p text:style-name="P17">&lt;th&gt;Timestamp&lt;/th&gt;</text:p>
      <text:p text:style-name="P17">&lt;/tr&gt;</text:p>
      <text:p text:style-name="P17">&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7">&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8">//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8">//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8">//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8">//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8">//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1"/>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9">'/\[(.</text:span>*<text:span text:style-name="T9">?)\] ErrorException: (.</text:span>*<text:span text:style-name="T9">?) in (.</text:span>*<text:span text:style-name="T9">?) on line (\d</text:span>+<text:span text:style-name="T9">)\nStack trace:\n((?:(?!</text:span>^<text:span text:style-name="T9">\[).</text:span>*<text:span text:style-name="T9">\n)</text:span>*<text:span text:style-name="T9">)/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9">?&gt;</text:p>
      <text:p text:style-name="P5"><text:span text:style-name="T10">&lt;!DOCTYPE</text:span> <text:span text:style-name="T12">html</text:span><text:span text:style-name="T10">&gt;</text:span></text:p>
      <text:p text:style-name="P19">&lt;html&gt;</text:p>
      <text:p text:style-name="P19">&lt;head&gt;</text:p>
      <text:p text:style-name="P5"><text:span text:style-name="T10">&lt;title&gt;</text:span>Error Log Viewer<text:span text:style-name="T10">&lt;/title&gt;</text:span></text:p>
      <text:p text:style-name="P19">&lt;style&gt;</text:p>
      <text:p text:style-name="P5"><text:span text:style-name="T10">table</text:span> { <text:span text:style-name="T12">width</text:span>: <text:span text:style-name="T4">100%</text:span>; <text:span text:style-name="T12">border-collapse</text:span>: <text:span text:style-name="T14">collapse</text:span>; <text:span text:style-name="T12">margin</text:span>: <text:span text:style-name="T4">20px</text:span> <text:span text:style-name="T4">0</text:span>; }</text:p>
      <text:p text:style-name="P5"><text:span text:style-name="T10">th</text:span>, <text:span text:style-name="T10">td</text:span> { <text:span text:style-name="T12">padding</text:span>: <text:span text:style-name="T4">8px</text:span>; <text:span text:style-name="T12">border</text:span>: <text:span text:style-name="T4">1px</text:span> <text:span text:style-name="T14">solid</text:span> <text:span text:style-name="T14">#ddd</text:span>; <text:span text:style-name="T12">text-align</text:span>: <text:span text:style-name="T14">left</text:span>; }</text:p>
      <text:p text:style-name="P5"><text:span text:style-name="T10">th</text:span> { <text:span text:style-name="T12">background-color</text:span>: <text:span text:style-name="T14">#f5f5f5</text:span>; }</text:p>
      <text:p text:style-name="P5"><text:span text:style-name="T10">.tooltip</text:span> { <text:span text:style-name="T12">position</text:span>: <text:span text:style-name="T14">relative</text:span>; <text:span text:style-name="T12">display</text:span>: <text:span text:style-name="T14">inline-block</text:span>; <text:span text:style-name="T12">cursor</text:span>: <text:span text:style-name="T14">pointer</text:span>; }</text:p>
      <text:p text:style-name="P5"><text:span text:style-name="T10">.tooltip</text:span> <text:span text:style-name="T10">.tooltiptext</text:span> {</text:p>
      <text:p text:style-name="P5"><text:span text:style-name="T12">visibility</text:span>: <text:span text:style-name="T14">hidden</text:span>;</text:p>
      <text:p text:style-name="P5"><text:span text:style-name="T12">width</text:span>: <text:span text:style-name="T4">500px</text:span>;</text:p>
      <text:p text:style-name="P5"><text:span text:style-name="T12">background-color</text:span>: <text:span text:style-name="T14">black</text:span>;</text:p>
      <text:p text:style-name="P5"><text:span text:style-name="T12">color</text:span>: <text:span text:style-name="T14">#fff</text:span>;</text:p>
      <text:p text:style-name="P5"><text:span text:style-name="T12">text-align</text:span>: <text:span text:style-name="T14">left</text:span>;</text:p>
      <text:p text:style-name="P5"><text:span text:style-name="T12">padding</text:span>: <text:span text:style-name="T4">5px</text:span>;</text:p>
      <text:p text:style-name="P5"><text:span text:style-name="T12">position</text:span>: <text:span text:style-name="T14">absolute</text:span>;</text:p>
      <text:p text:style-name="P5"><text:span text:style-name="T12">z-index</text:span>: <text:span text:style-name="T4">1</text:span>;</text:p>
      <text:p text:style-name="P5"><text:span text:style-name="T12">bottom</text:span>: <text:span text:style-name="T4">125%</text:span>;</text:p>
      <text:p text:style-name="P5"><text:span text:style-name="T12">left</text:span>: <text:span text:style-name="T4">50%</text:span>;</text:p>
      <text:p text:style-name="P5"><text:span text:style-name="T12">margin-left</text:span>: <text:span text:style-name="T4">-250px</text:span>;</text:p>
      <text:p text:style-name="P5"><text:span text:style-name="T12">white-space</text:span>: <text:span text:style-name="T14">pre</text:span>;</text:p>
      <text:p text:style-name="P5">}</text:p>
      <text:p text:style-name="P5"><text:span text:style-name="T10">.tooltip:hover</text:span> <text:span text:style-name="T10">.tooltiptext</text:span> { <text:span text:style-name="T12">visibility</text:span>: <text:span text:style-name="T14">visible</text:span>; }</text:p>
      <text:p text:style-name="P5"><text:span text:style-name="T10">.navigation</text:span> { <text:span text:style-name="T12">margin</text:span>: <text:span text:style-name="T4">20px</text:span> <text:span text:style-name="T4">0</text:span>; }</text:p>
      <text:p text:style-name="P5"><text:span text:style-name="T10">.navigation</text:span> <text:span text:style-name="T10">a</text:span>, <text:span text:style-name="T10">.navigation</text:span> <text:span text:style-name="T10">button</text:span> {</text:p>
      <text:p text:style-name="P5"><text:span text:style-name="T12">padding</text:span>: <text:span text:style-name="T4">5px</text:span> <text:span text:style-name="T4">10px</text:span>;</text:p>
      <text:p text:style-name="P5"><text:span text:style-name="T12">margin</text:span>: <text:span text:style-name="T4">0</text:span> <text:span text:style-name="T4">5px</text:span>;</text:p>
      <text:p text:style-name="P5"><text:span text:style-name="T12">text-decoration</text:span>: <text:span text:style-name="T14">none</text:span>;</text:p>
      <text:p text:style-name="P5"><text:span text:style-name="T12">border</text:span>: <text:span text:style-name="T4">1px</text:span> <text:span text:style-name="T14">solid</text:span> <text:span text:style-name="T14">#ddd</text:span>;</text:p>
      <text:p text:style-name="P5"><text:span text:style-name="T12">background-color</text:span>: <text:span text:style-name="T14">#f5f5f5</text:span>;</text:p>
      <text:p text:style-name="P5"><text:span text:style-name="T12">color</text:span>: <text:span text:style-name="T14">#333</text:span>;</text:p>
      <text:p text:style-name="P5">}</text:p>
      <text:p text:style-name="P5"><text:span text:style-name="T10">.message</text:span> { </text:p>
      <text:p text:style-name="P5"><text:span text:style-name="T12">padding</text:span>: <text:span text:style-name="T4">10px</text:span>; </text:p>
      <text:p text:style-name="P5"><text:span text:style-name="T12">margin</text:span>: <text:span text:style-name="T4">10px</text:span> <text:span text:style-name="T4">0</text:span>; </text:p>
      <text:p text:style-name="P5"><text:span text:style-name="T12">background-color</text:span>: <text:span text:style-name="T14">#dff0d8</text:span>; </text:p>
      <text:p text:style-name="P5"><text:soft-page-break/><text:span text:style-name="T12">border</text:span>: <text:span text:style-name="T4">1px</text:span> <text:span text:style-name="T14">solid</text:span> <text:span text:style-name="T14">#d6e9c6</text:span>; </text:p>
      <text:p text:style-name="P5"><text:span text:style-name="T12">color</text:span>: <text:span text:style-name="T14">#3c763d</text:span>; </text:p>
      <text:p text:style-name="P5">}</text:p>
      <text:p text:style-name="P19">&lt;/style&gt;</text:p>
      <text:p text:style-name="P19">&lt;/head&gt;</text:p>
      <text:p text:style-name="P19">&lt;body&gt;</text:p>
      <text:p text:style-name="P5"><text:span text:style-name="T10">&lt;?php</text:span> <text:span text:style-name="T2">if</text:span> (<text:span text:style-name="T2">$this</text:span>-&gt;message): <text:span text:style-name="T10">?&gt;</text:span></text:p>
      <text:p text:style-name="P5"><text:span text:style-name="T10">&lt;div</text:span> <text:span text:style-name="T12">class</text:span>=<text:span text:style-name="T2">"message"</text:span><text:span text:style-name="T10">&gt;&lt;?php</text:span> echo htmlspecialchars(<text:span text:style-name="T2">$this</text:span>-&gt;message); <text:span text:style-name="T10">?&gt;&lt;/div&gt;</text:span></text:p>
      <text:p text:style-name="P5"><text:span text:style-name="T10">&lt;?php</text:span> <text:span text:style-name="T2">endif</text:span>; <text:span text:style-name="T10">?&gt;</text:span></text:p>
      <text:p text:style-name="P21"/>
      <text:p text:style-name="P5"><text:span text:style-name="T10">&lt;div</text:span> <text:span text:style-name="T12">class</text:span>=<text:span text:style-name="T2">"navigation"</text:span><text:span text:style-name="T10">&gt;</text:span></text:p>
      <text:p text:style-name="P5"><text:span text:style-name="T10">&lt;a</text:span> <text:span text:style-name="T12">href</text:span>=<text:span text:style-name="T2">"?page=1"</text:span><text:span text:style-name="T10">&gt;</text:span>First<text:span text:style-name="T10">&lt;/a&gt;</text:span></text:p>
      <text:p text:style-name="P5"><text:span text:style-name="T10">&lt;a</text:span> <text:span text:style-name="T12">href</text:span>=<text:span text:style-name="T2">"?page=</text:span><text:span text:style-name="T10">&lt;?php</text:span> echo max(<text:span text:style-name="T4">1</text:span>, <text:span text:style-name="T2">$this</text:span>-&gt;currentPage - <text:span text:style-name="T4">1</text:span>); <text:span text:style-name="T10">?&gt;</text:span><text:span text:style-name="T2">"</text:span><text:span text:style-name="T10">&gt;</text:span>Previous<text:span text:style-name="T10">&lt;/a&gt;</text:span></text:p>
      <text:p text:style-name="P5"><text:span text:style-name="T10">&lt;span&gt;</text:span>Page <text:span text:style-name="T10">&lt;?php</text:span> echo <text:span text:style-name="T2">$this</text:span>-&gt;currentPage; <text:span text:style-name="T10">?&gt;</text:span> of <text:span text:style-name="T10">&lt;?php</text:span> echo $totalPages; <text:span text:style-name="T10">?&gt;&lt;/span&gt;</text:span></text:p>
      <text:p text:style-name="P5"><text:span text:style-name="T10">&lt;a</text:span> <text:span text:style-name="T12">href</text:span>=<text:span text:style-name="T2">"?page=</text:span><text:span text:style-name="T10">&lt;?php</text:span> echo min($totalPages, <text:span text:style-name="T2">$this</text:span>-&gt;currentPage + <text:span text:style-name="T4">1</text:span>); <text:span text:style-name="T10">?&gt;</text:span><text:span text:style-name="T2">"</text:span><text:span text:style-name="T10">&gt;</text:span>Next<text:span text:style-name="T10">&lt;/a&gt;</text:span></text:p>
      <text:p text:style-name="P5"><text:span text:style-name="T10">&lt;form</text:span> <text:span text:style-name="T12">method</text:span>=<text:span text:style-name="T2">"post"</text:span> <text:span text:style-name="T12">style</text:span>=<text:span text:style-name="T2">"display: inline;"</text:span><text:span text:style-name="T10">&gt;</text:span></text:p>
      <text:p text:style-name="P5"><text:span text:style-name="T10">&lt;button</text:span> <text:span text:style-name="T12">type</text:span>=<text:span text:style-name="T2">"submit"</text:span> <text:span text:style-name="T12">name</text:span>=<text:span text:style-name="T2">"clear_log"</text:span> <text:span text:style-name="T12">onclick</text:span>=<text:span text:style-name="T2">"return confirm(</text:span><text:span text:style-name="T5">'Are you sure you want to clear the error log?'</text:span><text:span text:style-name="T2">);"</text:span><text:span text:style-name="T10">&gt;</text:span></text:p>
      <text:p text:style-name="P5">Clear Log</text:p>
      <text:p text:style-name="P19">&lt;/button&gt;</text:p>
      <text:p text:style-name="P19">&lt;/form&gt;</text:p>
      <text:p text:style-name="P19">&lt;/div&gt;</text:p>
      <text:p text:style-name="P19">&lt;table&gt;</text:p>
      <text:p text:style-name="P19">&lt;thead&gt;</text:p>
      <text:p text:style-name="P19">&lt;tr&gt;</text:p>
      <text:p text:style-name="P5"><text:span text:style-name="T10">&lt;th&gt;</text:span>Date Time<text:span text:style-name="T10">&lt;/th&gt;</text:span></text:p>
      <text:p text:style-name="P5"><text:span text:style-name="T10">&lt;th&gt;</text:span>File<text:span text:style-name="T10">&lt;/th&gt;</text:span></text:p>
      <text:p text:style-name="P5"><text:span text:style-name="T10">&lt;th&gt;</text:span>Line<text:span text:style-name="T10">&lt;/th&gt;</text:span></text:p>
      <text:p text:style-name="P5"><text:span text:style-name="T10">&lt;th&gt;</text:span>Stack Trace<text:span text:style-name="T10">&lt;/th&gt;</text:span></text:p>
      <text:p text:style-name="P19">&lt;/tr&gt;</text:p>
      <text:p text:style-name="P19">&lt;/thead&gt;</text:p>
      <text:p text:style-name="P19">&lt;tbody&gt;</text:p>
      <text:p text:style-name="P5"><text:span text:style-name="T10">&lt;?php</text:span> <text:span text:style-name="T2">foreach</text:span> ($errors as $error): <text:span text:style-name="T10">?&gt;</text:span></text:p>
      <text:p text:style-name="P19">&lt;tr&gt;</text:p>
      <text:p text:style-name="P5"><text:span text:style-name="T10">&lt;td&gt;&lt;?php</text:span> echo htmlspecialchars($error[<text:span text:style-name="T5">'datetime'</text:span>]); <text:span text:style-name="T10">?&gt;&lt;/td&gt;</text:span></text:p>
      <text:p text:style-name="P5"><text:span text:style-name="T10">&lt;td&gt;&lt;?php</text:span> echo htmlspecialchars($error[<text:span text:style-name="T5">'file'</text:span>]); <text:span text:style-name="T10">?&gt;&lt;/td&gt;</text:span></text:p>
      <text:p text:style-name="P5"><text:span text:style-name="T10">&lt;td&gt;&lt;?php</text:span> echo htmlspecialchars($error[<text:span text:style-name="T5">'line'</text:span>]); <text:span text:style-name="T10">?&gt;&lt;/td&gt;</text:span></text:p>
      <text:p text:style-name="P19">&lt;td&gt;</text:p>
      <text:p text:style-name="P5"><text:span text:style-name="T10">&lt;div</text:span> <text:span text:style-name="T12">class</text:span>=<text:span text:style-name="T2">"tooltip"</text:span><text:span text:style-name="T10">&gt;</text:span></text:p>
      <text:p text:style-name="P16">📖</text:p>
      <text:p text:style-name="P5"><text:span text:style-name="T10">&lt;pre</text:span> <text:span text:style-name="T12">class</text:span>=<text:span text:style-name="T2">"tooltiptext"</text:span><text:span text:style-name="T10">&gt;&lt;?php</text:span> echo htmlspecialchars($error[<text:span text:style-name="T5">'stack_trace'</text:span>]); <text:span text:style-name="T10">?&gt;&lt;/pre&gt;</text:span></text:p>
      <text:p text:style-name="P19">&lt;/div&gt;</text:p>
      <text:p text:style-name="P19">&lt;/td&gt;</text:p>
      <text:p text:style-name="P19">&lt;/tr&gt;</text:p>
      <text:p text:style-name="P5"><text:span text:style-name="T10">&lt;?php</text:span> <text:span text:style-name="T2">endforeach</text:span>; <text:span text:style-name="T10">?&gt;</text:span></text:p>
      <text:p text:style-name="P19">&lt;/tbody&gt;</text:p>
      <text:p text:style-name="P19">&lt;/table&gt;</text:p>
      <text:p text:style-name="P19">&lt;/body&gt;</text:p>
      <text:p text:style-name="P19">&lt;/html&gt;</text:p>
      <text:p text:style-name="P21"/>
      <text:p text:style-name="P19">&lt;?php</text:p>
      <text:p text:style-name="P5">}</text:p>
      <text:p text:style-name="P5">}</text:p>
      <text:h text:style-name="P79"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1"/>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1"/>
      <text:p text:style-name="P5"><text:span text:style-name="T2">abstract</text:span> <text:span text:style-name="T2">protected</text:span> <text:span text:style-name="T2">function</text:span> loadData();</text:p>
      <text:p text:style-name="P21"/>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1"/>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1"/>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1"/>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2"/>
      <text:p text:style-name="P23"/>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1"/>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1"/>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1"/>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7">'&lt;div class="col-md-3"&gt;</text:p>
      <text:p text:style-name="P17">&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7">&lt;button type="submit" class="btn btn-primary"&gt;Filter&lt;/button&gt;</text:p>
      <text:p text:style-name="P5"><text:span text:style-name="T5">&lt;/div&gt;&lt;/form&gt;'</text:span>;</text:p>
      <text:p text:style-name="P5"><text:span text:style-name="T2">return</text:span> $html;</text:p>
      <text:p text:style-name="P5">}</text:p>
      <text:p text:style-name="P21"/>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1"/>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1"/>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4">Actuellement l’appel se fait avec</text:p>
      <text:p text:style-name="P9">$viewer = <text:span text:style-name="T2">new</text:span> LogDisplay($_GET[<text:span text:style-name="T5">'page'</text:span>] ?? <text:span text:style-name="T4">1</text:span>);</text:p>
      <text:p text:style-name="P5">echo $viewer-&gt;render();</text:p>
      <text:p text:style-name="P24"/>
      <text:p text:style-name="P24">J’aimerais que la génération des filtres soit déplacé dans la classe de base. Les filtres seraient affichés si on <text:span text:style-name="T16">les</text:span> passe à la fonction render.</text:p>
      <text:p text:style-name="P24">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6">type</text:span><text:span text:style-name="T5">'</text:span> =&gt; <text:span text:style-name="T5">'</text:span><text:span text:style-name="T16">visitors</text:span><text:span text:style-name="T5">'</text:span>,</text:p>
      <text:p text:style-name="P7">];</text:p>
      <text:p text:style-name="P7"/>
      <text:p text:style-name="P10">L’appel sera donc </text:p>
      <text:p text:style-name="P7">echo $viewer→render($<text:span text:style-name="T15">filters, </text:span><text:span text:style-name="T16">$get</text:span><text:span text:style-name="T15">)</text:span>;</text:p>
      <text:h text:style-name="Heading_20_1" text:outline-level="1"><text:span text:style-name="Strong_20_Emphasis">Mentions légales</text:span></text:h>
      <text:p text:style-name="P11"><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8">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8">On veut un formulaire « <text:span text:style-name="T24">Bootstrap »</text:span> pour mettre à jour les champs suivants :</text:p>
      <text:list text:style-name="L8">
        <text:list-item>
          <text:p text:style-name="P119">Email (sous condition, sinon en lecture seule)</text:p>
        </text:list-item>
        <text:list-item>
          <text:p text:style-name="P119">Password</text:p>
        </text:list-item>
        <text:list-item>
          <text:p text:style-name="P119">FirstName</text:p>
        </text:list-item>
        <text:list-item>
          <text:p text:style-name="P119">LastName</text:p>
        </text:list-item>
        <text:list-item>
          <text:p text:style-name="P119">NickName</text:p>
        </text:list-item>
        <text:list-item>
          <text:p text:style-name="P119">Avatar (une combo box avec une liste d’emoji. Les emoji<text:span text:style-name="T24">s</text:span> sont des fichiers présents dans le dossier images. Tous les noms des emojis commencent par « emoji ». <text:span text:style-name="T24">La combo box affiche l’image, mais c’est le nom du fichier qui sera enregistré.</text:span></text:p>
        </text:list-item>
      </text:list>
      <text:p text:style-name="P28">Le bouton « valider » permet de mettre à jour la base de donnée avec la fonction suivante :</text:p>
      <text:p text:style-name="Code">person→setById($id, [</text:p>
      <text:p text:style-name="Code"><text:tab/>'Email' =&gt; $email,</text:p>
      <text:p text:style-name="Code"><text:tab/>'Password' =&gt; $<text:span text:style-name="T24">p</text:span>assword,</text:p>
      <text:p text:style-name="Code"><text:tab/>'FirstName' =&gt; $<text:span text:style-name="T24">f</text:span>irstName,</text:p>
      <text:p text:style-name="P27"><text:tab/>'<text:span text:style-name="T23">LastName</text:span>' =&gt; $<text:span text:style-name="T24">l</text:span><text:span text:style-name="T23">astName</text:span>,</text:p>
      <text:p text:style-name="P27"><text:tab/>'<text:span text:style-name="T23">NickName</text:span>' =&gt; $<text:span text:style-name="T24">n</text:span><text:span text:style-name="T23">ickName</text:span>,</text:p>
      <text:p text:style-name="P27"><text:tab/>'<text:span text:style-name="T23">Avatar</text:span>' =&gt; $<text:span text:style-name="T24">a</text:span><text:span text:style-name="T23">vatar</text:span>,</text:p>
      <text:p text:style-name="Code">]);</text:p>
      <text:h text:style-name="P80" text:outline-level="1">Mise à jour de <text:span text:style-name="T25">la disponibilité</text:span> d’une personne</text:h>
      <text:p text:style-name="P31">Une grille avec les 7 jours de la semaine et 2 lignes pour matin, après midi. Dans chaque case une case à cocher pour préciser la disponibilité.</text:p>
      <text:p text:style-name="P29">On veut un formulaire « <text:span text:style-name="T24">Bootstrap »</text:span> pour mettre à jour le champ ‘<text:span text:style-name="T25">availability’ qui est enregistré au format json dans un champ ‘text’.</text:span></text:p>
      <text:p text:style-name="P29">Le bouton « valider » permet de mettre à jour la base de donnée avec la fonction suivante :</text:p>
      <text:p text:style-name="P30">person→setById($id, ['<text:span text:style-name="T25">Availability</text:span>' =&gt; $<text:span text:style-name="T25">availability</text:span>]);</text:p>
      <text:h text:style-name="P81" text:outline-level="1">Mises à jour partielle</text:h>
      <text:p text:style-name="P33"><text:span text:style-name="T26">Une page qui utilise Bootstrap utilise 3 accordéons </text:span><text:span text:style-name="T11">&lt;div</text:span><text:span text:style-name="T27"> </text:span><text:span text:style-name="T13">class</text:span><text:span text:style-name="T27">=</text:span><text:span text:style-name="T3">"accordion-item"</text:span><text:span text:style-name="T11">&gt;</text:span></text:p>
      <text:p text:style-name="P32">Dans chaque accordéon, il y a un formulaire. Pour différencier quel bouton submit a été employé on utilise un champ caché « u »</text:p>
      <text:p text:style-name="P12"><text:span text:style-name="T10">&lt;input</text:span> <text:span text:style-name="T12">type</text:span>=<text:span text:style-name="T2">"hidden"</text:span> <text:span text:style-name="T12">name</text:span>=<text:span text:style-name="T2">"id"</text:span> <text:span text:style-name="T12">value</text:span>=<text:span text:style-name="T2">"</text:span><text:span text:style-name="T10">&lt;?php</text:span> echo htmlspecialchars($userData[<text:span text:style-name="T5">'Id'</text:span>]); <text:span text:style-name="T10">?&gt;</text:span><text:span text:style-name="T2">"</text:span><text:span text:style-name="T10">&gt;</text:span></text:p>
      <text:p text:style-name="P5"><text:span text:style-name="T10">&lt;input</text:span> <text:span text:style-name="T12">type</text:span>=<text:span text:style-name="T2">"hidden"</text:span> <text:span text:style-name="T12">name</text:span>=<text:span text:style-name="T2">"u"</text:span> <text:span text:style-name="T12">value</text:span>=<text:span text:style-name="T2">"profil"</text:span><text:span text:style-name="T10">&gt;</text:span></text:p>
      <text:p text:style-name="P5"><text:span text:style-name="T10"/></text:p>
      <text:p text:style-name="P32">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2"/>
      <text:p text:style-name="P32">Les champs Avaibility et préférence sont des champs text qui contienne en enregistrement json.</text:p>
      <text:p text:style-name="P32">Il faut donc intercepter submit avec quelque chose qui ressemble à ça</text:p>
      <text:p text:style-name="P20">&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2"/>
      <text:p text:style-name="P32"/>
      <text:p text:style-name="P32">Comment différencier les différents boutons submit pour faire l’action qui correspond puis poster les variables créer ?</text:p>
      <text:h text:style-name="Heading_20_1" text:outline-level="1">Nav bar et bread crum</text:h>
      <text:p text:style-name="P34">Dans le fichier /area/menu.php, afficher une nav bar avec les options :</text:p>
      <text:list text:style-name="L9">
        <text:list-item>
          <text:p text:style-name="P120"><text:soft-page-break/>webmaster</text:p>
        </text:list-item>
        <text:list-item>
          <text:p text:style-name="P120">person manager</text:p>
        </text:list-item>
        <text:list-item>
          <text:p text:style-name="P120">event manager</text:p>
        </text:list-item>
        <text:list-item>
          <text:p text:style-name="P120">redactor</text:p>
        </text:list-item>
      </text:list>
      <text:p text:style-name="P34">Chaque option affichera respectivement les fichiers :</text:p>
      <text:list text:style-name="L10">
        <text:list-item>
          <text:p text:style-name="P121">area/webmaster/menu.php</text:p>
        </text:list-item>
        <text:list-item>
          <text:p text:style-name="P121">area/personManager/menu.php</text:p>
        </text:list-item>
        <text:list-item>
          <text:p text:style-name="P121">area/eventManager/menu.php</text:p>
        </text:list-item>
        <text:list-item>
          <text:p text:style-name="P121">area/redactor/menu.php</text:p>
        </text:list-item>
      </text:list>
      <text:p text:style-name="P34">Dans chaque des fichiers menu.php, on trouvera un bread crum pour indiquer ou l’on est et permettre de remonter sur area/menu.php et /menu.php</text:p>
      <text:h text:style-name="Heading_20_1" text:outline-level="1">Références croisées</text:h>
      <text:p text:style-name="P35">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5">On veut afficher un tableau avec les colonnes suivantes :</text:p>
      <text:p text:style-name="P35">« Nom de la personne » : FirstName + LastName + (NickName)</text:p>
      <text:p text:style-name="P35">Autant de colonnes qu’il y a de « Counter.Name » différents</text:p>
      <text:p text:style-name="P35">« Total » : cumul de tous les Counter.Name de la personne</text:p>
      <text:p text:style-name="P35">Dans chaque case totaliser le cumul de « Counter.Value » de la personne et du « Counter.Name ».</text:p>
      <text:p text:style-name="P35">Afficher toutes les lignes ayant un « Total » supérieur à 0 et par ordre décroissant.</text:p>
      <text:p text:style-name="P36">En PHP8 avec Bootstrap. On accède à la base SQLight avec PDO.</text:p>
      <text:h text:style-name="Heading_20_1" text:outline-level="1"><text:soft-page-break/>Évènements</text:h>
      <text:p text:style-name="P39">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0">On veut présenter les évènements à venir dans un tableau de 7 colonnes représentant 7 jours consécutifs.</text:p>
      <text:p text:style-name="P40">La première ligne indique le nom du jour de la semaine en abrégé (Lu, Ma…)</text:p>
      <text:p text:style-name="P40">La deuxième ligne contient un bouton cliquable pour chaque jour ou il y a au moins un évènement possible pour l’utilisateur connecté. <text:span text:style-name="T29">Le bouton indique le nombre d’évènements possibles pour l’utilisateur.</text:span></text:p>
      <text:p text:style-name="P41">De chaque côté du tableau des boutons [&lt;&lt;][&lt;] et [&gt;][&gt;&gt;] permettent de se déplacer d’une journée ou de 7 jours avant ou après. Il n’est pas possible de revenir avant la date courante qui est le premier jour par défaut.</text:p>
      <text:p text:style-name="P40">« $userEmail » contient l’adresse courriel de l’utilisateur connecté ou ‘’ si c’est un utilisateur anonyme.</text:p>
      <text:p text:style-name="P40">Pour qu’un évènement soit possible, il faut que sont « <text:span text:style-name="T30">E</text:span>ventType » <text:span text:style-name="T29">ne soit relié à aucun « group » ou qu’il y ai au moins un groupe en commun entre la personne et l’évènement.</text:span></text:p>
      <text:p text:style-name="P41">Un clic sur le bouton avec le nombre d’évènements possibles affichera sous ce tableau un autre tableau avec le détail des évènements.</text:p>
      <text:p text:style-name="P41">Une première ligne juste avant ce tableau indiquera : « Évènement du mercredi 15 janvier » (par exemple).</text:p>
      <text:p text:style-name="P42">Les colonnes afficheront : l’heure de début, l’heure de fin, le nom de « l’EventType », le sommaire de l’évènement, la concaténation des attributs de l’évènement.</text:p>
      <text:p text:style-name="P43">Un clic sur une des lignes affichera le détail de l’évènement : la description, son emplacement. Si l’utilisateur n’est pas inscrit un bouton d’inscription permettra de l’ajouter dans la table « <text:span text:style-name="T30">P</text:span>articipant ».</text:p>
      <text:p text:style-name="P43">Si l’utilisateur est inscrit, on affiche dans le détail la liste des participant<text:span text:style-name="T30">s</text:span> et un bouton permettra à l’utilisateur de se désinscrire.</text:p>
      <text:p text:style-name="P37"><text:soft-page-break/>En PHP8 avec Bootstrap. On accède à la base SQLight avec PDO.</text:p>
      <text:h text:style-name="Heading_20_1" text:outline-level="1">Referer</text:h>
      <text:p text:style-name="P44">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4">On veut afficher une synthèse dans un tableau à 2 colonnes.</text:p>
      <text:list text:style-name="L11">
        <text:list-item>
          <text:p text:style-name="P122">La première donne le nom de la référence.</text:p>
        </text:list-item>
        <text:list-item>
          <text:p text:style-name="P122">La seconde le nombre d’occurrence.</text:p>
        </text:list-item>
      </text:list>
      <text:p text:style-name="P44">La première ligne indiquera « direct » et comptera toutes les occurrences de « Referer » = ‘’.</text:p>
      <text:p text:style-name="P44">La seconde ligne indiquera « interne » et comptera toutes les occurrences « Referer » <text:span text:style-name="T31">qui </text:span>vien<text:span text:style-name="T31">nent</text:span> du site lui-même.</text:p>
      <text:p text:style-name="P44">Les lignes suivantes regrouperont les référenceurs externes.</text:p>
      <text:p text:style-name="P44">Il faut pouvoir regrouper par :</text:p>
      <text:list text:style-name="L12">
        <text:list-item>
          <text:p text:style-name="P123">jour</text:p>
        </text:list-item>
        <text:list-item>
          <text:p text:style-name="P123">semaine</text:p>
        </text:list-item>
        <text:list-item>
          <text:p text:style-name="P123">mois</text:p>
        </text:list-item>
        <text:list-item>
          <text:p text:style-name="P123">année</text:p>
        </text:list-item>
      </text:list>
      <text:p text:style-name="P44">Des boutons [&lt;&lt;][&lt;] et [&gt;][&gt;&gt;] de part et d’autre permettront de se déplacer dans le temps d’une période à la fois. Les 2 boutons externes permettent d’aller au début et à la fin du log pour la période sélectionnée.</text:p>
      <text:p text:style-name="P38">En PHP8 avec Bootstrap. On accède à la base SQLight avec PDO.</text:p>
      <text:h text:style-name="P82" text:outline-level="1">Gérer le gravatar</text:h>
      <text:p text:style-name="P45">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5">Et ce formulaire :</text:p>
      <text:p text:style-name="Code"><text:span text:style-name="T10">&lt;div</text:span> <text:span text:style-name="T12">class</text:span>=<text:span text:style-name="T2">"accordion-item"</text:span><text:span text:style-name="T10">&gt;</text:span></text:p>
      <text:p text:style-name="Code"><text:span text:style-name="T10">&lt;h3</text:span> <text:span text:style-name="T12">class</text:span>=<text:span text:style-name="T2">"accordion-header"</text:span><text:span text:style-name="T10">&gt;</text:span></text:p>
      <text:p text:style-name="Code"><text:span text:style-name="T10">&lt;button</text:span> <text:span text:style-name="T12">class</text:span>=<text:span text:style-name="T2">"accordion-button"</text:span> <text:span text:style-name="T12">type</text:span>=<text:span text:style-name="T2">"button"</text:span> <text:span text:style-name="T12">data-bs-toggle</text:span>=<text:span text:style-name="T2">"collapse"</text:span> <text:span text:style-name="T12">data-bs-target</text:span>=<text:span text:style-name="T2">"#collapseOne"</text:span> <text:span text:style-name="T12">aria-expanded</text:span>=<text:span text:style-name="T2">"true"</text:span> <text:span text:style-name="T12">aria-controls</text:span>=<text:span text:style-name="T2">"collapseOne"</text:span><text:span text:style-name="T10">&gt;</text:span></text:p>
      <text:p text:style-name="Code"><text:span text:style-name="T10">&lt;b&gt;</text:span>Mise à jour du profil<text:span text:style-name="T10">&lt;/b&gt;</text:span></text:p>
      <text:p text:style-name="Code">&lt;/button&gt;</text:p>
      <text:p text:style-name="Code">&lt;/h3&gt;</text:p>
      <text:p text:style-name="Code"><text:span text:style-name="T10">&lt;div</text:span> <text:span text:style-name="T12">id</text:span>=<text:span text:style-name="T2">"collapseOne"</text:span> <text:span text:style-name="T12">class</text:span>=<text:span text:style-name="T2">"accordion-collapse collapse"</text:span> <text:span text:style-name="T12">data-bs-parent</text:span>=<text:span text:style-name="T2">"#accordionPerson"</text:span><text:span text:style-name="T10">&gt;</text:span></text:p>
      <text:p text:style-name="Code"><text:span text:style-name="T10">&lt;div</text:span> <text:span text:style-name="T12">class</text:span>=<text:span text:style-name="T2">"accordion-body"</text:span><text:span text:style-name="T10">&gt;</text:span></text:p>
      <text:p text:style-name="Code"><text:span text:style-name="T10">&lt;form</text:span> <text:span text:style-name="T12">method</text:span>=<text:span text:style-name="T2">"POST"</text:span> <text:span text:style-name="T12">action</text:span>=<text:span text:style-name="T2">"PersonUpdate.php"</text:span> <text:span text:style-name="T12">class</text:span>=<text:span text:style-name="T2">"needs-validation"</text:span> <text:span text:style-name="T12">novalidate</text:span> <text:span text:style-name="T12">data-form</text:span>=<text:span text:style-name="T2">"profil"</text:span><text:span text:style-name="T10">&gt;</text:span></text:p>
      <text:p text:style-name="Code"><text:span text:style-name="T10">&lt;input</text:span> <text:span text:style-name="T12">type</text:span>=<text:span text:style-name="T2">"hidden"</text:span> <text:span text:style-name="T12">name</text:span>=<text:span text:style-name="T2">"id"</text:span> <text:span text:style-name="T12">value</text:span>=<text:span text:style-name="T2">"</text:span><text:span text:style-name="T10">&lt;?php</text:span> echo htmlspecialchars($userData[<text:span text:style-name="T5">'Id'</text:span>]); <text:span text:style-name="T10">?&gt;</text:span><text:span text:style-name="T2">"</text:span><text:span text:style-name="T10">&gt;</text:span></text:p>
      <text:p text:style-name="Code"><text:span text:style-name="T10">&lt;input</text:span> <text:span text:style-name="T12">type</text:span>=<text:span text:style-name="T2">"hidden"</text:span> <text:span text:style-name="T12">name</text:span>=<text:span text:style-name="T2">"u"</text:span> <text:span text:style-name="T12">value</text:span>=<text:span text:style-name="T2">"profil"</text:span><text:span text:style-name="T10">&gt;</text:span></text:p>
      <text:p text:style-name="Code"><text:span text:style-name="T10">&lt;div</text:span> <text:span text:style-name="T12">class</text:span>=<text:span text:style-name="T2">"mb-3"</text:span><text:span text:style-name="T10">&gt;</text:span></text:p>
      <text:p text:style-name="Code"><text:span text:style-name="T10">&lt;label</text:span> <text:span text:style-name="T12">for</text:span>=<text:span text:style-name="T2">"email"</text:span> <text:span text:style-name="T12">class</text:span>=<text:span text:style-name="T2">"form-label"</text:span><text:span text:style-name="T10">&gt;</text:span>Email<text:span text:style-name="T10">&lt;/label&gt;</text:span></text:p>
      <text:p text:style-name="Code"><text:span text:style-name="T10">&lt;input</text:span> <text:span text:style-name="T12">type</text:span>=<text:span text:style-name="T2">"email"</text:span> <text:span text:style-name="T12">class</text:span>=<text:span text:style-name="T2">"form-control"</text:span> <text:span text:style-name="T12">id</text:span>=<text:span text:style-name="T2">"email"</text:span> <text:span text:style-name="T12">name</text:span>=<text:span text:style-name="T2">"email"</text:span> </text:p>
      <text:p text:style-name="Code"><text:span text:style-name="T12">value</text:span>=<text:span text:style-name="T2">"</text:span><text:span text:style-name="T10">&lt;?php</text:span> echo htmlspecialchars($userData[<text:span text:style-name="T5">'Email'</text:span>]); <text:span text:style-name="T10">?&gt;</text:span><text:span text:style-name="T2">"</text:span> </text:p>
      <text:p text:style-name="Code"><text:span text:style-name="T10">&lt;?php</text:span> echo isset($emailReadOnly) &amp;&amp; $emailReadOnly ? <text:span text:style-name="T5">'readonly'</text:span> : <text:span text:style-name="T5">'required'</text:span>; <text:span text:style-name="T10">?&gt;&gt;</text:span></text:p>
      <text:p text:style-name="Code"><text:span text:style-name="T10">&lt;div</text:span> <text:span text:style-name="T12">class</text:span>=<text:span text:style-name="T2">"invalid-feedback"</text:span><text:span text:style-name="T10">&gt;</text:span></text:p>
      <text:p text:style-name="Code">Veuillez saisir une adresse email valide.</text:p>
      <text:p text:style-name="Code">&lt;/div&gt;</text:p>
      <text:p text:style-name="Code">&lt;/div&gt;</text:p>
      <text:p text:style-name="Code"/>
      <text:p text:style-name="Code"><text:span text:style-name="T10">&lt;div</text:span> <text:span text:style-name="T12">class</text:span>=<text:span text:style-name="T2">"mb-3"</text:span><text:span text:style-name="T10">&gt;</text:span></text:p>
      <text:p text:style-name="Code"><text:span text:style-name="T10">&lt;label</text:span> <text:span text:style-name="T12">for</text:span>=<text:span text:style-name="T2">"password"</text:span> <text:span text:style-name="T12">class</text:span>=<text:span text:style-name="T2">"form-label"</text:span><text:span text:style-name="T10">&gt;</text:span>Mot de passe<text:span text:style-name="T10">&lt;/label&gt;</text:span></text:p>
      <text:p text:style-name="Code"><text:span text:style-name="T10">&lt;input</text:span> <text:span text:style-name="T12">type</text:span>=<text:span text:style-name="T2">"password"</text:span> <text:span text:style-name="T12">class</text:span>=<text:span text:style-name="T2">"form-control"</text:span> <text:span text:style-name="T12">id</text:span>=<text:span text:style-name="T2">"password"</text:span> <text:span text:style-name="T12">name</text:span>=<text:span text:style-name="T2">"password"</text:span> </text:p>
      <text:p text:style-name="Code"><text:span text:style-name="T12">placeholder</text:span>=<text:span text:style-name="T2">"Laissez vide pour ne pas modifier"</text:span><text:span text:style-name="T10">&gt;</text:span></text:p>
      <text:p text:style-name="Code">&lt;/div&gt;</text:p>
      <text:p text:style-name="Code"/>
      <text:p text:style-name="Code"><text:span text:style-name="T10">&lt;div</text:span> <text:span text:style-name="T12">class</text:span>=<text:span text:style-name="T2">"mb-3"</text:span><text:span text:style-name="T10">&gt;</text:span></text:p>
      <text:p text:style-name="Code"><text:span text:style-name="T10">&lt;label</text:span> <text:span text:style-name="T12">for</text:span>=<text:span text:style-name="T2">"firstName"</text:span> <text:span text:style-name="T12">class</text:span>=<text:span text:style-name="T2">"form-label"</text:span><text:span text:style-name="T10">&gt;</text:span>Prénom<text:span text:style-name="T10">&lt;/label&gt;</text:span></text:p>
      <text:p text:style-name="Code"><text:span text:style-name="T10">&lt;input</text:span> <text:span text:style-name="T12">type</text:span>=<text:span text:style-name="T2">"text"</text:span> <text:span text:style-name="T12">class</text:span>=<text:span text:style-name="T2">"form-control"</text:span> <text:span text:style-name="T12">id</text:span>=<text:span text:style-name="T2">"firstName"</text:span> <text:span text:style-name="T12">name</text:span>=<text:span text:style-name="T2">"firstName"</text:span> </text:p>
      <text:p text:style-name="Code"><text:span text:style-name="T12">value</text:span>=<text:span text:style-name="T2">"</text:span><text:span text:style-name="T10">&lt;?php</text:span> echo htmlspecialchars($userData[<text:span text:style-name="T5">'FirstName'</text:span>]); <text:span text:style-name="T10">?&gt;</text:span><text:span text:style-name="T2">"</text:span> <text:span text:style-name="T12">required</text:span><text:span text:style-name="T10">&gt;</text:span></text:p>
      <text:p text:style-name="Code"><text:span text:style-name="T10">&lt;div</text:span> <text:span text:style-name="T12">class</text:span>=<text:span text:style-name="T2">"invalid-feedback"</text:span><text:span text:style-name="T10">&gt;</text:span></text:p>
      <text:p text:style-name="Code">Le prénom est requis.</text:p>
      <text:p text:style-name="Code">&lt;/div&gt;</text:p>
      <text:p text:style-name="Code">&lt;/div&gt;</text:p>
      <text:p text:style-name="Code"/>
      <text:p text:style-name="Code"><text:span text:style-name="T10">&lt;div</text:span> <text:span text:style-name="T12">class</text:span>=<text:span text:style-name="T2">"mb-3"</text:span><text:span text:style-name="T10">&gt;</text:span></text:p>
      <text:p text:style-name="Code"><text:span text:style-name="T10">&lt;label</text:span> <text:span text:style-name="T12">for</text:span>=<text:span text:style-name="T2">"lastName"</text:span> <text:span text:style-name="T12">class</text:span>=<text:span text:style-name="T2">"form-label"</text:span><text:span text:style-name="T10">&gt;</text:span>Nom<text:span text:style-name="T10">&lt;/label&gt;</text:span></text:p>
      <text:p text:style-name="Code"><text:span text:style-name="T10">&lt;input</text:span> <text:span text:style-name="T12">type</text:span>=<text:span text:style-name="T2">"text"</text:span> <text:span text:style-name="T12">class</text:span>=<text:span text:style-name="T2">"form-control"</text:span> <text:span text:style-name="T12">id</text:span>=<text:span text:style-name="T2">"lastName"</text:span> <text:span text:style-name="T12">name</text:span>=<text:span text:style-name="T2">"lastName"</text:span> </text:p>
      <text:p text:style-name="Code"><text:span text:style-name="T12">value</text:span>=<text:span text:style-name="T2">"</text:span><text:span text:style-name="T10">&lt;?php</text:span> echo htmlspecialchars($userData[<text:span text:style-name="T5">'LastName'</text:span>]); <text:span text:style-name="T10">?&gt;</text:span><text:span text:style-name="T2">"</text:span> <text:span text:style-name="T12">required</text:span><text:span text:style-name="T10">&gt;</text:span></text:p>
      <text:p text:style-name="Code"><text:span text:style-name="T10">&lt;div</text:span> <text:span text:style-name="T12">class</text:span>=<text:span text:style-name="T2">"invalid-feedback"</text:span><text:span text:style-name="T10">&gt;</text:span></text:p>
      <text:p text:style-name="Code">Le nom est requis.</text:p>
      <text:p text:style-name="Code">&lt;/div&gt;</text:p>
      <text:p text:style-name="Code">&lt;/div&gt;</text:p>
      <text:p text:style-name="Code"/>
      <text:p text:style-name="Code"><text:soft-page-break/><text:span text:style-name="T10">&lt;div</text:span> <text:span text:style-name="T12">class</text:span>=<text:span text:style-name="T2">"mb-3"</text:span><text:span text:style-name="T10">&gt;</text:span></text:p>
      <text:p text:style-name="Code"><text:span text:style-name="T10">&lt;label</text:span> <text:span text:style-name="T12">for</text:span>=<text:span text:style-name="T2">"nickName"</text:span> <text:span text:style-name="T12">class</text:span>=<text:span text:style-name="T2">"form-label"</text:span><text:span text:style-name="T10">&gt;</text:span>Pseudo<text:span text:style-name="T10">&lt;/label&gt;</text:span></text:p>
      <text:p text:style-name="Code"><text:span text:style-name="T10">&lt;input</text:span> <text:span text:style-name="T12">type</text:span>=<text:span text:style-name="T2">"text"</text:span> <text:span text:style-name="T12">class</text:span>=<text:span text:style-name="T2">"form-control"</text:span> <text:span text:style-name="T12">id</text:span>=<text:span text:style-name="T2">"nickName"</text:span> <text:span text:style-name="T12">name</text:span>=<text:span text:style-name="T2">"nickName"</text:span> </text:p>
      <text:p text:style-name="Code"><text:span text:style-name="T12">value</text:span>=<text:span text:style-name="T2">"</text:span><text:span text:style-name="T10">&lt;?php</text:span> echo htmlspecialchars($userData[<text:span text:style-name="T5">'NickName'</text:span>] ?? <text:span text:style-name="T5">''</text:span>); <text:span text:style-name="T10">?&gt;</text:span><text:span text:style-name="T2">"</text:span><text:span text:style-name="T10">&gt;</text:span></text:p>
      <text:p text:style-name="Code">&lt;/div&gt;</text:p>
      <text:p text:style-name="Code"/>
      <text:p text:style-name="Code"><text:span text:style-name="T10">&lt;div</text:span> <text:span text:style-name="T12">class</text:span>=<text:span text:style-name="T2">"mb-3"</text:span><text:span text:style-name="T10">&gt;</text:span></text:p>
      <text:p text:style-name="Code"><text:span text:style-name="T10">&lt;div</text:span> <text:span text:style-name="T12">class</text:span>=<text:span text:style-name="T2">"dropdown"</text:span><text:span text:style-name="T10">&gt;</text:span></text:p>
      <text:p text:style-name="Code"><text:span text:style-name="T10">&lt;button</text:span> <text:span text:style-name="T12">class</text:span>=<text:span text:style-name="T2">"btn btn-outline-primary dropdown-toggle"</text:span> <text:span text:style-name="T12">type</text:span>=<text:span text:style-name="T2">"button"</text:span> <text:span text:style-name="T12">id</text:span>=<text:span text:style-name="T2">"emojiSelect"</text:span> <text:span text:style-name="T12">data-bs-toggle</text:span>=<text:span text:style-name="T2">"dropdown"</text:span> <text:span text:style-name="T12">aria-expanded</text:span>=<text:span text:style-name="T2">"false"</text:span><text:span text:style-name="T10">&gt;</text:span></text:p>
      <text:p text:style-name="Code">Sélectionnez un Emoji</text:p>
      <text:p text:style-name="Code">&lt;/button&gt;</text:p>
      <text:p text:style-name="Code"><text:span text:style-name="T10">&lt;ul</text:span> <text:span text:style-name="T12">class</text:span>=<text:span text:style-name="T2">"dropdown-menu"</text:span> <text:span text:style-name="T12">id</text:span>=<text:span text:style-name="T2">"emojiList"</text:span><text:span text:style-name="T10">&gt;</text:span></text:p>
      <text:p text:style-name="Code"><text:span text:style-name="T10">&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0">&lt;input</text:span> <text:span text:style-name="T12">type</text:span>=<text:span text:style-name="T2">"text"</text:span> <text:span text:style-name="T12">class</text:span>=<text:span text:style-name="T2">"form-control"</text:span> <text:span text:style-name="T12">id</text:span>=<text:span text:style-name="T2">"avatar"</text:span> <text:span text:style-name="T12">name</text:span>=<text:span text:style-name="T2">"avatar"</text:span> <text:span text:style-name="T12">value</text:span>=<text:span text:style-name="T2">"</text:span><text:span text:style-name="T10">&lt;?php</text:span> echo htmlspecialchars($userData[<text:span text:style-name="T5">'Avatar'</text:span>] ?? <text:span text:style-name="T5">''</text:span>); <text:span text:style-name="T10">?&gt;</text:span><text:span text:style-name="T2">"</text:span><text:span text:style-name="T10">&gt;</text:span></text:p>
      <text:p text:style-name="Code">&lt;/div&gt;</text:p>
      <text:p text:style-name="Code"><text:span text:style-name="T10">&lt;label</text:span> <text:span text:style-name="T12">for</text:span>=<text:span text:style-name="T2">"gravatar"</text:span><text:span text:style-name="T10">&gt;</text:span> <text:span text:style-name="T10">&lt;input</text:span> <text:span text:style-name="T12">type</text:span>=<text:span text:style-name="T2">"checkbox"</text:span> <text:span text:style-name="T12">id</text:span>=<text:span text:style-name="T2">"useGravatar"</text:span> <text:span text:style-name="T12">name</text:span>=<text:span text:style-name="T2">"useGravatar"</text:span> <text:span text:style-name="T12">value</text:span>=<text:span text:style-name="T2">"</text:span><text:span text:style-name="T10">&lt;?php</text:span> echo htmlspecialchars($userData[<text:span text:style-name="T5">'UseGravatar'</text:span>]);<text:span text:style-name="T10">?&gt;</text:span><text:span text:style-name="T2">"</text:span><text:span text:style-name="T10">&gt;</text:span> Utiliser mon <text:span text:style-name="T10">&lt;a</text:span> <text:span text:style-name="T12">href</text:span>=<text:span text:style-name="T2">"https://gravatar.com/"</text:span><text:span text:style-name="T10">&gt;</text:span> gravatar<text:span text:style-name="T10">&lt;/a&gt;&lt;/label&gt;</text:span></text:p>
      <text:p text:style-name="Code">&lt;/div&gt;</text:p>
      <text:p text:style-name="Code"/>
      <text:p text:style-name="Code"><text:span text:style-name="T10">&lt;button</text:span> <text:span text:style-name="T12">type</text:span>=<text:span text:style-name="T2">"submit"</text:span> <text:span text:style-name="T12">class</text:span>=<text:span text:style-name="T2">"btn btn-primary"</text:span><text:span text:style-name="T10">&gt;</text:span>Valider<text:span text:style-name="T10">&lt;/button&gt;</text:span></text:p>
      <text:p text:style-name="Code">&lt;/form&gt;</text:p>
      <text:p text:style-name="Code">&lt;/div&gt;</text:p>
      <text:p text:style-name="Code">&lt;/div&gt;</text:p>
      <text:p text:style-name="Code">&lt;/div&gt;</text:p>
      <text:p text:style-name="P45">Je voudrais que lorsque la checkbox est cochée, le bouton « emojiSelect » et la liste « emojiList » n’apparaissent pas.</text:p>
      <text:p text:style-name="P45">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83" text:outline-level="1">Groups</text:h>
      <text:p text:style-name="P46">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6">On veut un formulaire CRUD pour la table « Group ». Il faut pouvoir ajouter 0, 1 ou plusieurs autorisations pour chaque enregistrement.</text:p>
      <text:p text:style-name="P47"><text:span text:style-name="T32">Les classes Group, GroupAuthorization et Authorization permettent d’accéder à la base de données. Les fonctions sont : </text:span><text:span text:style-name="T27">set(</text:span><text:span text:style-name="T3">array</text:span><text:span text:style-name="T27"> $data) ; getById($id), getOrdered($orderBy) ; setById($id, </text:span><text:span text:style-name="T3">array</text:span><text:span text:style-name="T27"> $data) ; removeById($id).</text:span></text:p>
      <text:p text:style-name="P13">En PHP8 avec Bootstrap.</text:p>
      <text:h text:style-name="P84" text:outline-level="1">Import persons</text:h>
      <text:p text:style-name="P48">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24">Ouvrir une boite de dialogue pour sélectionner un fichier sur le disque local.</text:p>
        </text:list-item>
        <text:list-item>
          <text:p text:style-name="P124">Demander le n° de la ligne où se trouve l’entête des colonnes.</text:p>
        </text:list-item>
        <text:list-item>
          <text:p text:style-name="P124">Afficher les colonnes</text:p>
        </text:list-item>
        <text:list-item>
          <text:p text:style-name="P124">Faire le mapping avec les champs </text:p>
          <text:list>
            <text:list-item>
              <text:p text:style-name="P124">Email (qui sert d’identifiant) → obligatoire</text:p>
            </text:list-item>
            <text:list-item>
              <text:p text:style-name="P124">First name</text:p>
            </text:list-item>
            <text:list-item>
              <text:p text:style-name="P124"><text:soft-page-break/>Last name</text:p>
            </text:list-item>
            <text:list-item>
              <text:p text:style-name="P124">Phone</text:p>
            </text:list-item>
          </text:list>
        </text:list-item>
        <text:list-item>
          <text:p text:style-name="P124">Importer les champs. Si l’identifiant n’existe pas, on ajoute un nouvel enregistrement. Sinon on met à jour l’enregistrement existant. On met le champ « Imported » à « 1 »</text:p>
        </text:list-item>
      </text:list>
      <text:p text:style-name="P49"><text:span text:style-name="T32">L</text:span><text:span text:style-name="T33">a</text:span><text:span text:style-name="T32"> classe </text:span><text:span text:style-name="T33">Person</text:span><text:span text:style-name="T32"> permet d’accéder à la base de données. Les fonctions sont : </text:span><text:span text:style-name="T27">set(</text:span><text:span text:style-name="T3">array</text:span><text:span text:style-name="T27"> $data) ; getById($id) ; setById($id, </text:span><text:span text:style-name="T3">array</text:span><text:span text:style-name="T27"> $data).</text:span></text:p>
      <text:p text:style-name="P14">En PHP8 avec Bootstrap.</text:p>
      <text:h text:style-name="P85" text:outline-level="1">Rejoindre Teams</text:h>
      <text:p text:style-name="P50">Un message pour inviter nos membres du bureau et bêta-testeurs à rejoindre la comunautés B.NW sur « teams ».</text:p>
      <text:p text:style-name="P50">Cela implique que vous créiez un compte Microsoft. Pour créer un compte Microsoft :</text:p>
      <text:p text:style-name="P50"><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0">Votre adresse courriel actuelle peut tout à fait servir d’identifiant pour ce compte.</text:p>
      <text:p text:style-name="P50">Si vous utilisez Windows11 vous avez surement déjà un compte Microsoft. Celui-ci vous sert à démarrer votre session. </text:p>
      <text:p text:style-name="P50">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0">Nous ne sommes que 4 pour l’instant dans cette communauté B.NW.</text:p>
      <text:p text:style-name="P51">Je vous partage à nouveau le lien d’adhésion</text:p>
      <text:p text:style-name="P51"><text:a xlink:type="simple" xlink:href="https://teams.live.com/l/community/FEA5k096dA6DvYTXQM" text:style-name="Internet_20_link" text:visited-style-name="Visited_20_Internet_20_Link">https://teams.live.com/l/community/FEA5k096dA6DvYTXQM</text:a></text:p>
      <text:h text:style-name="P86" text:outline-level="1">New table</text:h>
      <text:p text:style-name="P52">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2">So we need a new class GroupController.</text:p>
      <text:p text:style-name="P52">We have to respect DRY principle. So a BaseController class must be created. We have to add 5 new routes to display, add, delete, edit and update this new table</text:p>
      <text:h text:style-name="P87" text:outline-level="1">Latte - group</text:h>
      <text:p text:style-name="P53">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3">En utilisant flightphp et latte :</text:p>
      <text:list text:style-name="L14">
        <text:list-item>
          <text:p text:style-name="P125">Créer la classe groupController pour créer, lire, modifier et supprimer des enregistrements dans la table group.</text:p>
        </text:list-item>
        <text:list-item>
          <text:p text:style-name="P125">Créer le fichier index.php avec les routes permettant le CRUD.</text:p>
        </text:list-item>
        <text:list-item>
          <text:p text:style-name="P125">Créer les vues avec latte</text:p>
        </text:list-item>
      </text:list>
      <text:h text:style-name="P88" text:outline-level="1">latte – GroupAutorization</text:h>
      <text:p text:style-name="P54">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4">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0">&lt;div</text:span> <text:span text:style-name="T12">class</text:span>=<text:span text:style-name="T2">"row justify-content-center"</text:span><text:span text:style-name="T10">&gt;</text:span></text:p>
      <text:p text:style-name="Code"><text:span text:style-name="T10">&lt;div</text:span> <text:span text:style-name="T12">class</text:span>=<text:span text:style-name="T2">"col-md-6"</text:span><text:span text:style-name="T10">&gt;</text:span></text:p>
      <text:p text:style-name="Code"><text:span text:style-name="T10">&lt;div</text:span> <text:span text:style-name="T12">class</text:span>=<text:span text:style-name="T2">"card"</text:span><text:span text:style-name="T10">&gt;</text:span></text:p>
      <text:p text:style-name="Code"><text:span text:style-name="T10">&lt;div</text:span> <text:span text:style-name="T12">class</text:span>=<text:span text:style-name="T2">"card-header"</text:span><text:span text:style-name="T10">&gt;</text:span></text:p>
      <text:p text:style-name="Code"><text:span text:style-name="T10">&lt;h2</text:span> <text:span text:style-name="T12">class</text:span>=<text:span text:style-name="T2">"card-title h5 m-0"</text:span><text:span text:style-name="T10">&gt;</text:span>Modifier le groupe<text:span text:style-name="T10">&lt;/h2&gt;</text:span></text:p>
      <text:p text:style-name="Code">&lt;/div&gt;</text:p>
      <text:p text:style-name="Code"><text:span text:style-name="T10">&lt;div</text:span> <text:span text:style-name="T12">class</text:span>=<text:span text:style-name="T2">"card-body"</text:span><text:span text:style-name="T10">&gt;</text:span></text:p>
      <text:p text:style-name="Code">{<text:span text:style-name="T2">if </text:span>isset($error)}</text:p>
      <text:p text:style-name="Code"><text:span text:style-name="T10">&lt;div</text:span> <text:span text:style-name="T12">class</text:span>=<text:span text:style-name="T2">"alert alert-danger alert-dismissible fade show"</text:span> <text:span text:style-name="T12">role</text:span>=<text:span text:style-name="T2">"alert"</text:span><text:span text:style-name="T10">&gt;</text:span></text:p>
      <text:p text:style-name="Code">{$error}</text:p>
      <text:p text:style-name="Code"><text:span text:style-name="T10">&lt;button</text:span> <text:span text:style-name="T12">type</text:span>=<text:span text:style-name="T2">"button"</text:span> <text:span text:style-name="T12">class</text:span>=<text:span text:style-name="T2">"btn-close"</text:span> <text:span text:style-name="T12">data-bs-dismiss</text:span>=<text:span text:style-name="T2">"alert"</text:span> <text:span text:style-name="T12">aria-label</text:span>=<text:span text:style-name="T2">"Close"</text:span><text:span text:style-name="T10">&gt;&lt;/button&gt;</text:span></text:p>
      <text:p text:style-name="Code">&lt;/div&gt;</text:p>
      <text:p text:style-name="Code">{<text:span text:style-name="T2">/if</text:span>}</text:p>
      <text:p text:style-name="Code"/>
      <text:p text:style-name="Code"><text:span text:style-name="T10">&lt;form</text:span> <text:span text:style-name="T12">method</text:span>=<text:span text:style-name="T2">"POST"</text:span><text:span text:style-name="T10">&gt;</text:span></text:p>
      <text:p text:style-name="Code"><text:soft-page-break/><text:span text:style-name="T10">&lt;div</text:span> <text:span text:style-name="T12">class</text:span>=<text:span text:style-name="T2">"mb-3"</text:span><text:span text:style-name="T10">&gt;</text:span></text:p>
      <text:p text:style-name="Code"><text:span text:style-name="T10">&lt;label</text:span> <text:span text:style-name="T12">for</text:span>=<text:span text:style-name="T2">"name"</text:span> <text:span text:style-name="T12">class</text:span>=<text:span text:style-name="T2">"form-label"</text:span><text:span text:style-name="T10">&gt;</text:span>Nom<text:span text:style-name="T10">&lt;/label&gt;</text:span></text:p>
      <text:p text:style-name="Code"><text:span text:style-name="T10">&lt;input</text:span> <text:span text:style-name="T12">type</text:span>=<text:span text:style-name="T2">"text"</text:span> <text:span text:style-name="T12">class</text:span>=<text:span text:style-name="T2">"form-control {if isset($error)}is-invalid{/if}"</text:span> </text:p>
      <text:p text:style-name="Code"><text:span text:style-name="T12">id</text:span>=<text:span text:style-name="T2">"name"</text:span> <text:span text:style-name="T12">name</text:span>=<text:span text:style-name="T2">"name"</text:span> <text:span text:style-name="T12">value</text:span>=<text:span text:style-name="T2">"{$group['Name']}"</text:span> <text:span text:style-name="T12">required</text:span><text:span text:style-name="T10">&gt;</text:span></text:p>
      <text:p text:style-name="Code"><text:span text:style-name="T10">&lt;div</text:span> <text:span text:style-name="T12">class</text:span>=<text:span text:style-name="T2">"invalid-feedback"</text:span><text:span text:style-name="T10">&gt;</text:span>Le nom du groupe est requis<text:span text:style-name="T10">&lt;/div&gt;</text:span></text:p>
      <text:p text:style-name="Code">&lt;/div&gt;</text:p>
      <text:p text:style-name="Code"><text:span text:style-name="T10">&lt;div</text:span> <text:span text:style-name="T12">class</text:span>=<text:span text:style-name="T2">"mb-3 form-check"</text:span><text:span text:style-name="T10">&gt;</text:span></text:p>
      <text:p text:style-name="Code"><text:span text:style-name="T10">&lt;input</text:span> <text:span text:style-name="T12">type</text:span>=<text:span text:style-name="T2">"checkbox"</text:span> <text:span text:style-name="T12">class</text:span>=<text:span text:style-name="T2">"form-check-input"</text:span> <text:span text:style-name="T12">id</text:span>=<text:span text:style-name="T2">"selfRegistration"</text:span> </text:p>
      <text:p text:style-name="Code"><text:span text:style-name="T12">name</text:span>=<text:span text:style-name="T2">"selfRegistration"</text:span> <text:span text:style-name="T12">value</text:span>=<text:span text:style-name="T2">"1"</text:span> <text:span text:style-name="T12">{if</text:span> <text:span text:style-name="T12">$group[</text:span><text:span text:style-name="T34">'SelfRegistration']}checked{/if}</text:span><text:span text:style-name="T10">&gt;</text:span></text:p>
      <text:p text:style-name="Code"><text:span text:style-name="T10">&lt;label</text:span> <text:span text:style-name="T12">class</text:span>=<text:span text:style-name="T2">"form-check-label"</text:span> <text:span text:style-name="T12">for</text:span>=<text:span text:style-name="T2">"selfRegistration"</text:span><text:span text:style-name="T10">&gt;</text:span>Auto-inscription autorisée<text:span text:style-name="T10">&lt;/label&gt;</text:span></text:p>
      <text:p text:style-name="Code">&lt;/div&gt;</text:p>
      <text:p text:style-name="Code"><text:span text:style-name="T10">&lt;div</text:span> <text:span text:style-name="T12">class</text:span>=<text:span text:style-name="T2">"d-flex justify-content-between"</text:span><text:span text:style-name="T10">&gt;</text:span></text:p>
      <text:p text:style-name="Code"><text:span text:style-name="T10">&lt;a</text:span> <text:span text:style-name="T12">href</text:span>=<text:span text:style-name="T2">"/groups"</text:span> <text:span text:style-name="T12">class</text:span>=<text:span text:style-name="T2">"btn btn-secondary"</text:span><text:span text:style-name="T10">&gt;</text:span>Annuler<text:span text:style-name="T10">&lt;/a&gt;</text:span></text:p>
      <text:p text:style-name="Code"><text:span text:style-name="T10">&lt;button</text:span> <text:span text:style-name="T12">type</text:span>=<text:span text:style-name="T2">"submit"</text:span> <text:span text:style-name="T12">class</text:span>=<text:span text:style-name="T2">"btn btn-primary"</text:span><text:span text:style-name="T10">&gt;</text:span>Enregistrer<text:span text:style-name="T10">&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4">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89" text:outline-level="1">Person and group</text:h>
      <text:p text:style-name="P55">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5">On veut pouvoir associer des groupes aux personnes.</text:p>
      <text:p text:style-name="P55">La variable <text:span text:style-name="T35">d</text:span>e session userEmail donne l’adresse email de la personne qui s’est logger ou ‘’ si c’est un utilisateur anonyme.</text:p>
      <text:p text:style-name="P55">On veut un CRUD pour la table personne.</text:p>
      <text:p text:style-name="P55">Pour l’édition nous avons <text:span text:style-name="T35">3</text:span> cas possibles :</text:p>
      <text:p text:style-name="P55"><text:span text:style-name="T35">1)</text:span>l’utilisateur édite ses données (userEmail == Person.Email)</text:p>
      <text:p text:style-name="P55">les champs éditables sont :</text:p>
      <text:list text:style-name="L15">
        <text:list-item>
          <text:p text:style-name="P126">Email (si Imported == 0)</text:p>
        </text:list-item>
        <text:list-item>
          <text:p text:style-name="P126">Password</text:p>
        </text:list-item>
        <text:list-item>
          <text:p text:style-name="P126">FirstName(si Imported == 0)</text:p>
        </text:list-item>
        <text:list-item>
          <text:p text:style-name="P126">LastName(si Imported == 0)</text:p>
        </text:list-item>
        <text:list-item>
          <text:p text:style-name="P126">NickName</text:p>
        </text:list-item>
        <text:list-item>
          <text:p text:style-name="P126">Phone(si Imported == 0)</text:p>
        </text:list-item>
      </text:list>
      <text:p text:style-name="P58">2) l’utilisateur a l’autorisation « PersonManager »</text:p>
      <text:p text:style-name="P56">les champs éditables sont :</text:p>
      <text:list text:continue-numbering="true" text:style-name="L15">
        <text:list-item>
          <text:p text:style-name="P127">Email</text:p>
        </text:list-item>
        <text:list-item>
          <text:p text:style-name="P127">FirstName</text:p>
        </text:list-item>
        <text:list-item>
          <text:p text:style-name="P127">LastName(si Imported == 0)</text:p>
        </text:list-item>
        <text:list-item>
          <text:p text:style-name="P127">Phone(si Imported == 0)</text:p>
        </text:list-item>
      </text:list>
      <text:p text:style-name="P58">3) utilisateur anonyme → pas d’accès au CRUD personnes</text:p>
      <text:p text:style-name="P58">La navbar doit permettre de gérer les groupes et les personnes si userEmail!=’’</text:p>
      <text:h text:style-name="P90" text:outline-level="1">Fusion des navbar</text:h>
      <text:p text:style-name="P57">Pour les groupes j’ai : views/groups/layout.latte :</text:p>
      <text:p text:style-name="Code"><text:span text:style-name="T10">&lt;!DOCTYPE</text:span> <text:span text:style-name="T12">html</text:span><text:span text:style-name="T10">&gt;</text:span></text:p>
      <text:p text:style-name="Code"><text:span text:style-name="T10">&lt;html</text:span> <text:span text:style-name="T12">lang</text:span>=<text:span text:style-name="T2">"fr"</text:span><text:span text:style-name="T10">&gt;</text:span></text:p>
      <text:p text:style-name="Code">&lt;head&gt;</text:p>
      <text:p text:style-name="Code"><text:span text:style-name="T10">&lt;title&gt;</text:span>{<text:span text:style-name="T2">block </text:span>title}{<text:span text:style-name="T2">/block</text:span>} - Gestion des groupes<text:span text:style-name="T10">&lt;/title&gt;</text:span></text:p>
      <text:p text:style-name="Code"><text:span text:style-name="T10">&lt;link</text:span> <text:span text:style-name="T12">href</text:span>=<text:span text:style-name="T2">"https://cdn.jsdelivr.net/npm/bootstrap@5.3.0/dist/css/bootstrap.min.css"</text:span> <text:span text:style-name="T12">rel</text:span>=<text:span text:style-name="T2">"stylesheet"</text:span><text:span text:style-name="T10">&gt;</text:span></text:p>
      <text:p text:style-name="Code"><text:soft-page-break/>{<text:span text:style-name="T2">php </text:span>Tracy\Debugger::renderLoader()}</text:p>
      <text:p text:style-name="Code">&lt;/head&gt;</text:p>
      <text:p text:style-name="Code">&lt;body&gt;</text:p>
      <text:p text:style-name="Code"><text:span text:style-name="T10">&lt;nav</text:span> <text:span text:style-name="T12">class</text:span>=<text:span text:style-name="T2">"navbar navbar-expand-lg navbar-dark bg-dark"</text:span><text:span text:style-name="T10">&gt;</text:span></text:p>
      <text:p text:style-name="Code"><text:span text:style-name="T10">&lt;div</text:span> <text:span text:style-name="T12">class</text:span>=<text:span text:style-name="T2">"container"</text:span><text:span text:style-name="T10">&gt;</text:span></text:p>
      <text:p text:style-name="Code"><text:span text:style-name="T10">&lt;a</text:span> <text:span text:style-name="T12">class</text:span>=<text:span text:style-name="T2">"navbar-brand"</text:span> <text:span text:style-name="T12">href</text:span>=<text:span text:style-name="T2">"/groups"</text:span><text:span text:style-name="T10">&gt;</text:span>Gestion des groupes<text:span text:style-name="T10">&lt;/a&gt;</text:span></text:p>
      <text:p text:style-name="Code">&lt;/div&gt;</text:p>
      <text:p text:style-name="Code">&lt;/nav&gt;</text:p>
      <text:p text:style-name="Code"/>
      <text:p text:style-name="Code"><text:span text:style-name="T10">&lt;div</text:span> <text:span text:style-name="T12">class</text:span>=<text:span text:style-name="T2">"container mt-4"</text:span><text:span text:style-name="T10">&gt;</text:span></text:p>
      <text:p text:style-name="Code">{<text:span text:style-name="T2">block </text:span>content}{<text:span text:style-name="T2">/block</text:span>}</text:p>
      <text:p text:style-name="Code">&lt;/div&gt;</text:p>
      <text:p text:style-name="Code"/>
      <text:p text:style-name="Code"><text:span text:style-name="T10">&lt;script</text:span> <text:span text:style-name="T12">src</text:span>=<text:span text:style-name="T2">"https://cdn.jsdelivr.net/npm/bootstrap@5.3.0/dist/js/bootstrap.bundle.min.js"</text:span><text:span text:style-name="T10">&gt;&lt;/script&gt;</text:span></text:p>
      <text:p text:style-name="Code">{<text:span text:style-name="T2">block </text:span>scripts}{<text:span text:style-name="T2">/block</text:span>}</text:p>
      <text:p text:style-name="Code">&lt;/body&gt;</text:p>
      <text:p text:style-name="Code">&lt;/html&gt;</text:p>
      <text:p text:style-name="P57"/>
      <text:p text:style-name="P57">Pour les personnes j’ai : views/persons/layout.latte :</text:p>
      <text:p text:style-name="Code"><text:span text:style-name="T10">&lt;!DOCTYPE</text:span> <text:span text:style-name="T12">html</text:span><text:span text:style-name="T10">&gt;</text:span></text:p>
      <text:p text:style-name="Code"><text:span text:style-name="T10">&lt;html</text:span> <text:span text:style-name="T12">lang</text:span>=<text:span text:style-name="T2">"fr"</text:span><text:span text:style-name="T10">&gt;</text:span></text:p>
      <text:p text:style-name="Code">&lt;head&gt;</text:p>
      <text:p text:style-name="Code"><text:span text:style-name="T10">&lt;title&gt;</text:span>{<text:span text:style-name="T2">block </text:span>title}{<text:span text:style-name="T2">/block</text:span>} - Gestion des personnes<text:span text:style-name="T10">&lt;/title&gt;</text:span></text:p>
      <text:p text:style-name="Code"><text:span text:style-name="T10">&lt;link</text:span> <text:span text:style-name="T12">href</text:span>=<text:span text:style-name="T2">"https://cdn.jsdelivr.net/npm/bootstrap@5.3.0/dist/css/bootstrap.min.css"</text:span> <text:span text:style-name="T12">rel</text:span>=<text:span text:style-name="T2">"stylesheet"</text:span><text:span text:style-name="T10">&gt;</text:span></text:p>
      <text:p text:style-name="Code">{<text:span text:style-name="T2">php </text:span>Tracy\Debugger::renderLoader()}</text:p>
      <text:p text:style-name="Code">&lt;/head&gt;</text:p>
      <text:p text:style-name="Code">&lt;body&gt;</text:p>
      <text:p text:style-name="Code"><text:span text:style-name="T10">&lt;nav</text:span> <text:span text:style-name="T12">class</text:span>=<text:span text:style-name="T2">"navbar navbar-expand-lg navbar-dark bg-dark"</text:span><text:span text:style-name="T10">&gt;</text:span></text:p>
      <text:p text:style-name="Code"><text:span text:style-name="T10">&lt;div</text:span> <text:span text:style-name="T12">class</text:span>=<text:span text:style-name="T2">"container"</text:span><text:span text:style-name="T10">&gt;</text:span></text:p>
      <text:p text:style-name="Code"><text:span text:style-name="T10">&lt;a</text:span> <text:span text:style-name="T12">class</text:span>=<text:span text:style-name="T2">"navbar-brand"</text:span> <text:span text:style-name="T12">href</text:span>=<text:span text:style-name="T2">"/groups"</text:span><text:span text:style-name="T10">&gt;</text:span>Gestion des personnes<text:span text:style-name="T10">&lt;/a&gt;</text:span></text:p>
      <text:p text:style-name="Code">&lt;/div&gt;</text:p>
      <text:p text:style-name="Code">&lt;/nav&gt;</text:p>
      <text:p text:style-name="Code"/>
      <text:p text:style-name="Code"><text:span text:style-name="T10">&lt;div</text:span> <text:span text:style-name="T12">class</text:span>=<text:span text:style-name="T2">"container mt-4"</text:span><text:span text:style-name="T10">&gt;</text:span></text:p>
      <text:p text:style-name="Code">{<text:span text:style-name="T2">block </text:span>content}{<text:span text:style-name="T2">/block</text:span>}</text:p>
      <text:p text:style-name="Code">&lt;/div&gt;</text:p>
      <text:p text:style-name="Code"/>
      <text:p text:style-name="Code"><text:span text:style-name="T10">&lt;script</text:span> <text:span text:style-name="T12">src</text:span>=<text:span text:style-name="T2">"https://cdn.jsdelivr.net/npm/bootstrap@5.3.0/dist/js/bootstrap.bundle.min.js"</text:span><text:span text:style-name="T10">&gt;&lt;/script&gt;</text:span></text:p>
      <text:p text:style-name="Code">{<text:span text:style-name="T2">block </text:span>scripts}{<text:span text:style-name="T2">/block</text:span>}</text:p>
      <text:p text:style-name="Code">&lt;/body&gt;</text:p>
      <text:p text:style-name="Code">&lt;/html&gt;</text:p>
      <text:p text:style-name="P57"/>
      <text:p text:style-name="P57">Il faut un seul navbar avec une option pour les groupes et une autre pour les personnes.</text:p>
      <text:h text:style-name="P91" text:outline-level="1">Formulaire modal avec latte <text:span text:style-name="T37">et Bootstrap</text:span></text:h>
      <text:h text:style-name="Heading_20_2" text:outline-level="2">Avec <text:span text:style-name="T36">ce</text:span> layout.latte <text:span text:style-name="T36">principal</text:span></text:h>
      <text:p text:style-name="Code"><text:span text:style-name="T10">&lt;!DOCTYPE</text:span> <text:span text:style-name="T12">html</text:span><text:span text:style-name="T10">&gt;</text:span></text:p>
      <text:p text:style-name="Code"><text:soft-page-break/><text:span text:style-name="T10">&lt;html</text:span> <text:span text:style-name="T12">lang</text:span>=<text:span text:style-name="T2">"fr"</text:span><text:span text:style-name="T10">&gt;</text:span></text:p>
      <text:p text:style-name="Code">&lt;head&gt;</text:p>
      <text:p text:style-name="Code"><text:span text:style-name="T10">&lt;title&gt;</text:span>{<text:span text:style-name="T2">block </text:span>title}{<text:span text:style-name="T2">/block</text:span>} - Gestion<text:span text:style-name="T10">&lt;/title&gt;</text:span></text:p>
      <text:p text:style-name="Code"><text:span text:style-name="T10">&lt;link</text:span> <text:span text:style-name="T12">href</text:span>=<text:span text:style-name="T2">"https://cdn.jsdelivr.net/npm/bootstrap@5.3.0/dist/css/bootstrap.min.css"</text:span> <text:span text:style-name="T12">rel</text:span>=<text:span text:style-name="T2">"stylesheet"</text:span><text:span text:style-name="T10">&gt;</text:span></text:p>
      <text:p text:style-name="Code">{<text:span text:style-name="T2">php </text:span>Tracy\Debugger::renderLoader()}</text:p>
      <text:p text:style-name="Code">&lt;/head&gt;</text:p>
      <text:p text:style-name="Code">&lt;body&gt;</text:p>
      <text:p text:style-name="Code"/>
      <text:p text:style-name="Code"><text:span text:style-name="T10">&lt;nav</text:span> <text:span text:style-name="T12">class</text:span>=<text:span text:style-name="T2">"navbar navbar-expand-lg navbar-dark bg-dark"</text:span><text:span text:style-name="T10">&gt;</text:span></text:p>
      <text:p text:style-name="Code"><text:span text:style-name="T10">&lt;div</text:span> <text:span text:style-name="T12">class</text:span>=<text:span text:style-name="T2">"container"</text:span><text:span text:style-name="T10">&gt;</text:span></text:p>
      <text:p text:style-name="Code"><text:span text:style-name="T10">&lt;a</text:span> <text:span text:style-name="T12">class</text:span>=<text:span text:style-name="T2">"navbar-brand"</text:span> <text:span text:style-name="T12">href</text:span>=<text:span text:style-name="T2">"/groups"</text:span><text:span text:style-name="T10">&gt;</text:span>Gestion<text:span text:style-name="T10">&lt;/a&gt;</text:span></text:p>
      <text:p text:style-name="Code"><text:span text:style-name="T10">&lt;button</text:span> <text:span text:style-name="T12">class</text:span>=<text:span text:style-name="T2">"navbar-toggler"</text:span> <text:span text:style-name="T12">type</text:span>=<text:span text:style-name="T2">"button"</text:span> <text:span text:style-name="T12">data-bs-toggle</text:span>=<text:span text:style-name="T2">"collapse"</text:span> <text:span text:style-name="T12">data-bs-target</text:span>=<text:span text:style-name="T2">"#navbarNav"</text:span><text:span text:style-name="T10">&gt;</text:span></text:p>
      <text:p text:style-name="Code"><text:span text:style-name="T10">&lt;span</text:span> <text:span text:style-name="T12">class</text:span>=<text:span text:style-name="T2">"navbar-toggler-icon"</text:span><text:span text:style-name="T10">&gt;&lt;/span&gt;</text:span></text:p>
      <text:p text:style-name="Code">&lt;/button&gt;</text:p>
      <text:p text:style-name="Code"><text:span text:style-name="T10">&lt;div</text:span> <text:span text:style-name="T12">class</text:span>=<text:span text:style-name="T2">"collapse navbar-collapse"</text:span> <text:span text:style-name="T12">id</text:span>=<text:span text:style-name="T2">"navbarNav"</text:span><text:span text:style-name="T10">&gt;</text:span></text:p>
      <text:p text:style-name="Code"><text:span text:style-name="T10">&lt;ul</text:span> <text:span text:style-name="T12">class</text:span>=<text:span text:style-name="T2">"navbar-nav"</text:span><text:span text:style-name="T10">&gt;</text:span></text:p>
      <text:p text:style-name="Code"><text:span text:style-name="T10">&lt;li</text:span> <text:span text:style-name="T12">class</text:span>=<text:span text:style-name="T2">"nav-item"</text:span><text:span text:style-name="T10">&gt;</text:span></text:p>
      <text:p text:style-name="Code"><text:span text:style-name="T10">&lt;a</text:span> <text:span text:style-name="T12">class</text:span>=<text:span text:style-name="T2">"nav-link"</text:span> <text:span text:style-name="T12">href</text:span>=<text:span text:style-name="T2">"/groups"</text:span><text:span text:style-name="T10">&gt;</text:span>Groupes<text:span text:style-name="T10">&lt;/a&gt;</text:span></text:p>
      <text:p text:style-name="Code">&lt;/li&gt;</text:p>
      <text:p text:style-name="Code"><text:span text:style-name="T10">&lt;li</text:span> <text:span text:style-name="T12">class</text:span>=<text:span text:style-name="T2">"nav-item"</text:span><text:span text:style-name="T10">&gt;</text:span></text:p>
      <text:p text:style-name="Code"><text:span text:style-name="T10">&lt;a</text:span> <text:span text:style-name="T12">class</text:span>=<text:span text:style-name="T2">"nav-link"</text:span> <text:span text:style-name="T12">href</text:span>=<text:span text:style-name="T2">"/persons"</text:span><text:span text:style-name="T10">&gt;</text:span>Personnes<text:span text:style-name="T10">&lt;/a&gt;</text:span></text:p>
      <text:p text:style-name="Code">&lt;/li&gt;</text:p>
      <text:p text:style-name="Code">&lt;/ul&gt;</text:p>
      <text:p text:style-name="Code">&lt;/div&gt;</text:p>
      <text:p text:style-name="Code">&lt;/div&gt;</text:p>
      <text:p text:style-name="Code">&lt;/nav&gt;</text:p>
      <text:p text:style-name="Code"/>
      <text:p text:style-name="Code"><text:span text:style-name="T10">&lt;div</text:span> <text:span text:style-name="T12">class</text:span>=<text:span text:style-name="T2">"container mt-4"</text:span><text:span text:style-name="T10">&gt;</text:span></text:p>
      <text:p text:style-name="Code">{<text:span text:style-name="T2">block </text:span>content}{<text:span text:style-name="T2">/block</text:span>}</text:p>
      <text:p text:style-name="Code">&lt;/div&gt;</text:p>
      <text:p text:style-name="Code"/>
      <text:p text:style-name="Code"><text:span text:style-name="T10">&lt;script</text:span> <text:span text:style-name="T12">src</text:span>=<text:span text:style-name="T2">"https://cdn.jsdelivr.net/npm/bootstrap@5.3.0/dist/js/bootstrap.bundle.min.js"</text:span><text:span text:style-name="T10">&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10">&lt;div</text:span> <text:span text:style-name="T12">class</text:span>=<text:span text:style-name="T2">"container"</text:span><text:span text:style-name="T10">&gt;</text:span></text:p>
      <text:p text:style-name="Code"><text:span text:style-name="T10">&lt;h1&gt;</text:span>Personnes<text:span text:style-name="T10">&lt;/h1&gt;</text:span></text:p>
      <text:p text:style-name="Code"><text:span text:style-name="T10">&lt;a</text:span> <text:span text:style-name="T12">href</text:span>=<text:span text:style-name="T2">"/persons/create"</text:span> <text:span text:style-name="T12">class</text:span>=<text:span text:style-name="T2">"btn btn-primary mb-3"</text:span><text:span text:style-name="T10">&gt;</text:span>Créer une personne<text:span text:style-name="T10">&lt;/a&gt;</text:span></text:p>
      <text:p text:style-name="Code"><text:span text:style-name="T10">&lt;table</text:span> <text:span text:style-name="T12">class</text:span>=<text:span text:style-name="T2">"table"</text:span><text:span text:style-name="T10">&gt;</text:span></text:p>
      <text:p text:style-name="Code">&lt;thead&gt;</text:p>
      <text:p text:style-name="Code">&lt;tr&gt;</text:p>
      <text:p text:style-name="Code"><text:span text:style-name="T10">&lt;th&gt;</text:span>Email<text:span text:style-name="T10">&lt;/th&gt;</text:span></text:p>
      <text:p text:style-name="Code"><text:span text:style-name="T10">&lt;th&gt;</text:span>Nom<text:span text:style-name="T10">&lt;/th&gt;</text:span></text:p>
      <text:p text:style-name="Code"><text:span text:style-name="T10">&lt;th&gt;</text:span>Prénom<text:span text:style-name="T10">&lt;/th&gt;</text:span></text:p>
      <text:p text:style-name="Code"><text:span text:style-name="T10">&lt;th&gt;</text:span>Actions<text:span text:style-name="T10">&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0">&lt;td&gt;</text:span>{$person[<text:span text:style-name="T5">'Email'</text:span>]}<text:span text:style-name="T10">&lt;/td&gt;</text:span></text:p>
      <text:p text:style-name="Code"><text:span text:style-name="T10">&lt;td&gt;</text:span>{$person[<text:span text:style-name="T5">'LastName'</text:span>]}<text:span text:style-name="T10">&lt;/td&gt;</text:span></text:p>
      <text:p text:style-name="Code"><text:span text:style-name="T10">&lt;td&gt;</text:span>{$person[<text:span text:style-name="T5">'FirstName'</text:span>]}<text:span text:style-name="T10">&lt;/td&gt;</text:span></text:p>
      <text:p text:style-name="Code">&lt;td&gt;</text:p>
      <text:p text:style-name="Code"><text:span text:style-name="T10">&lt;a</text:span> <text:span text:style-name="T12">href</text:span>=<text:span text:style-name="T2">"/persons/edit/{$person['Id']}"</text:span> <text:span text:style-name="T12">class</text:span>=<text:span text:style-name="T2">"btn btn-sm btn-warning"</text:span><text:span text:style-name="T10">&gt;</text:span>Éditer<text:span text:style-name="T10">&lt;/a&gt;</text:span></text:p>
      <text:p text:style-name="Code"><text:span text:style-name="T10">&lt;a</text:span> <text:span text:style-name="T12">href</text:span>=<text:span text:style-name="T2">"/persons/delete/{$person['Id']}"</text:span> <text:span text:style-name="T12">class</text:span>=<text:span text:style-name="T2">"btn btn-sm btn-danger"</text:span> <text:span text:style-name="T12">onclick</text:span>=<text:span text:style-name="T2">"return confirm(</text:span><text:span text:style-name="T5">'Voulez-vous vraiment supprimer cette personne ?'</text:span><text:span text:style-name="T2">)"</text:span><text:span text:style-name="T10">&gt;</text:span>Supprimer<text:span text:style-name="T10">&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59"/>
      <text:p text:style-name="P60">Comment faire pour pouvoir aussi afficher un formulaire modal comme celui-ci par exemple :</text:p>
      <text:p text:style-name="Code"><text:span text:style-name="T10">&lt;div</text:span> <text:span text:style-name="T12">class</text:span>=<text:span text:style-name="T2">"modal fade"</text:span> <text:span text:style-name="T12">id</text:span>=<text:span text:style-name="T2">"loginModal"</text:span> <text:span text:style-name="T12">tabindex</text:span>=<text:span text:style-name="T2">"-1"</text:span> <text:span text:style-name="T12">aria-labelledby</text:span>=<text:span text:style-name="T2">"loginModalLabel"</text:span> <text:span text:style-name="T12">aria-hidden</text:span>=<text:span text:style-name="T2">"true"</text:span><text:span text:style-name="T10">&gt;</text:span></text:p>
      <text:p text:style-name="Code"><text:span text:style-name="T10">&lt;div</text:span> <text:span text:style-name="T12">class</text:span>=<text:span text:style-name="T2">"modal-dialog"</text:span><text:span text:style-name="T10">&gt;</text:span></text:p>
      <text:p text:style-name="Code"><text:span text:style-name="T10">&lt;div</text:span> <text:span text:style-name="T12">class</text:span>=<text:span text:style-name="T2">"modal-content"</text:span><text:span text:style-name="T10">&gt;</text:span></text:p>
      <text:p text:style-name="Code"><text:span text:style-name="T10">&lt;div</text:span> <text:span text:style-name="T12">class</text:span>=<text:span text:style-name="T2">"modal-header"</text:span><text:span text:style-name="T10">&gt;</text:span></text:p>
      <text:p text:style-name="Code"><text:span text:style-name="T10">&lt;h5</text:span> <text:span text:style-name="T12">class</text:span>=<text:span text:style-name="T2">"modal-title"</text:span> <text:span text:style-name="T12">id</text:span>=<text:span text:style-name="T2">"loginModalLabel"</text:span><text:span text:style-name="T10">&gt;</text:span>Connexion<text:span text:style-name="T10">&lt;/h5&gt;</text:span></text:p>
      <text:p text:style-name="Code"><text:span text:style-name="T10">&lt;button</text:span> <text:span text:style-name="T12">type</text:span>=<text:span text:style-name="T2">"button"</text:span> <text:span text:style-name="T12">class</text:span>=<text:span text:style-name="T2">"btn-close"</text:span> <text:span text:style-name="T12">data-bs-dismiss</text:span>=<text:span text:style-name="T2">"modal"</text:span> <text:span text:style-name="T12">aria-label</text:span>=<text:span text:style-name="T2">"Close"</text:span><text:span text:style-name="T10">&gt;&lt;/button&gt;</text:span></text:p>
      <text:p text:style-name="Code">&lt;/div&gt;</text:p>
      <text:p text:style-name="Code"><text:span text:style-name="T10">&lt;form</text:span> <text:span text:style-name="T12">id</text:span>=<text:span text:style-name="T2">"loginForm"</text:span> <text:span text:style-name="T12">action</text:span>=<text:span text:style-name="T2">"areas/SignIn/Check.php"</text:span> <text:span text:style-name="T12">method</text:span>=<text:span text:style-name="T2">"POST"</text:span> <text:span text:style-name="T12">novalidate</text:span><text:span text:style-name="T10">&gt;</text:span></text:p>
      <text:p text:style-name="Code"><text:span text:style-name="T10">&lt;div</text:span> <text:span text:style-name="T12">class</text:span>=<text:span text:style-name="T2">"modal-body"</text:span><text:span text:style-name="T10">&gt;</text:span></text:p>
      <text:p text:style-name="Code"><text:span text:style-name="T10">&lt;div</text:span> <text:span text:style-name="T12">class</text:span>=<text:span text:style-name="T2">"mb-3"</text:span><text:span text:style-name="T10">&gt;</text:span></text:p>
      <text:p text:style-name="Code"><text:span text:style-name="T10">&lt;label</text:span> <text:span text:style-name="T12">for</text:span>=<text:span text:style-name="T2">"email"</text:span> <text:span text:style-name="T12">class</text:span>=<text:span text:style-name="T2">"form-label"</text:span><text:span text:style-name="T10">&gt;</text:span>Adresse email<text:span text:style-name="T10">&lt;/label&gt;</text:span></text:p>
      <text:p text:style-name="Code"><text:span text:style-name="T10">&lt;input</text:span> <text:span text:style-name="T12">type</text:span>=<text:span text:style-name="T2">"email"</text:span> <text:span text:style-name="T12">class</text:span>=<text:span text:style-name="T2">"form-control"</text:span> <text:span text:style-name="T12">id</text:span>=<text:span text:style-name="T2">"email"</text:span> <text:span text:style-name="T12">name</text:span>=<text:span text:style-name="T2">"email"</text:span> <text:span text:style-name="T12">required</text:span><text:span text:style-name="T10">&gt;</text:span></text:p>
      <text:p text:style-name="Code"><text:span text:style-name="T10">&lt;div</text:span> <text:span text:style-name="T12">class</text:span>=<text:span text:style-name="T2">"invalid-feedback"</text:span><text:span text:style-name="T10">&gt;</text:span>Veuillez entrer une adresse email valide.<text:span text:style-name="T10">&lt;/div&gt;</text:span></text:p>
      <text:p text:style-name="Code">&lt;/div&gt;</text:p>
      <text:p text:style-name="Code"><text:span text:style-name="T10">&lt;div</text:span> <text:span text:style-name="T12">class</text:span>=<text:span text:style-name="T2">"mb-3"</text:span><text:span text:style-name="T10">&gt;</text:span></text:p>
      <text:p text:style-name="Code"><text:span text:style-name="T10">&lt;label</text:span> <text:span text:style-name="T12">for</text:span>=<text:span text:style-name="T2">"password"</text:span> <text:span text:style-name="T12">class</text:span>=<text:span text:style-name="T2">"form-label"</text:span><text:span text:style-name="T10">&gt;</text:span>Mot de passe<text:span text:style-name="T10">&lt;/label&gt;</text:span></text:p>
      <text:p text:style-name="Code"><text:span text:style-name="T10">&lt;input</text:span> <text:span text:style-name="T12">type</text:span>=<text:span text:style-name="T2">"password"</text:span> <text:span text:style-name="T12">class</text:span>=<text:span text:style-name="T2">"form-control"</text:span> <text:span text:style-name="T12">id</text:span>=<text:span text:style-name="T2">"password"</text:span> <text:span text:style-name="T12">name</text:span>=<text:span text:style-name="T2">"password"</text:span> <text:span text:style-name="T12">required</text:span> <text:span text:style-name="T12">minlength</text:span>=<text:span text:style-name="T2">"6"</text:span><text:span text:style-name="T10">&gt;</text:span></text:p>
      <text:p text:style-name="Code"><text:span text:style-name="T10">&lt;div</text:span> <text:span text:style-name="T12">class</text:span>=<text:span text:style-name="T2">"invalid-feedback"</text:span><text:span text:style-name="T10">&gt;</text:span>Le mot de passe doit contenir au moins 6 caractères.<text:span text:style-name="T10">&lt;/div&gt;</text:span></text:p>
      <text:p text:style-name="Code"><text:soft-page-break/>&lt;/div&gt;</text:p>
      <text:p text:style-name="Code"><text:span text:style-name="T10">&lt;div</text:span> <text:span text:style-name="T12">class</text:span>=<text:span text:style-name="T2">"text-end"</text:span><text:span text:style-name="T10">&gt;</text:span></text:p>
      <text:p text:style-name="Code"><text:span text:style-name="T10">&lt;button</text:span> <text:span text:style-name="T12">type</text:span>=<text:span text:style-name="T2">"button"</text:span> <text:span text:style-name="T12">class</text:span>=<text:span text:style-name="T2">"btn btn-link"</text:span> <text:span text:style-name="T12">data-bs-toggle</text:span>=<text:span text:style-name="T2">"modal"</text:span> <text:span text:style-name="T12">data-bs-target</text:span>=<text:span text:style-name="T2">"#forgotPasswordModal"</text:span> <text:span text:style-name="T12">data-bs-dismiss</text:span>=<text:span text:style-name="T2">"modal"</text:span><text:span text:style-name="T10">&gt;</text:span></text:p>
      <text:p text:style-name="Code">Mot de passe oublié ?</text:p>
      <text:p text:style-name="Code">&lt;/button&gt;</text:p>
      <text:p text:style-name="Code">&lt;/div&gt;</text:p>
      <text:p text:style-name="Code">&lt;/div&gt;</text:p>
      <text:p text:style-name="Code"><text:span text:style-name="T10">&lt;div</text:span> <text:span text:style-name="T12">class</text:span>=<text:span text:style-name="T2">"modal-footer"</text:span><text:span text:style-name="T10">&gt;</text:span></text:p>
      <text:p text:style-name="Code"><text:span text:style-name="T10">&lt;button</text:span> <text:span text:style-name="T12">type</text:span>=<text:span text:style-name="T2">"button"</text:span> <text:span text:style-name="T12">class</text:span>=<text:span text:style-name="T2">"btn btn-secondary"</text:span> <text:span text:style-name="T12">data-bs-dismiss</text:span>=<text:span text:style-name="T2">"modal"</text:span><text:span text:style-name="T10">&gt;</text:span>Fermer<text:span text:style-name="T10">&lt;/button&gt;</text:span></text:p>
      <text:p text:style-name="Code"><text:span text:style-name="T10">&lt;button</text:span> <text:span text:style-name="T12">type</text:span>=<text:span text:style-name="T2">"submit"</text:span> <text:span text:style-name="T12">class</text:span>=<text:span text:style-name="T2">"btn btn-primary"</text:span><text:span text:style-name="T10">&gt;</text:span>Se connecter<text:span text:style-name="T10">&lt;/button&gt;</text:span></text:p>
      <text:p text:style-name="Code">&lt;/div&gt;</text:p>
      <text:p text:style-name="Code">&lt;/form&gt;</text:p>
      <text:p text:style-name="Code">&lt;/div&gt;</text:p>
      <text:p text:style-name="Code">&lt;/div&gt;</text:p>
      <text:p text:style-name="Code">&lt;/div&gt;</text:p>
      <text:p text:style-name="P60"/>
      <text:h text:style-name="P92" text:outline-level="1">Comment fonctionne le routage</text:h>
      <text:h text:style-name="Heading_20_2" text:outline-level="2">Sans routage</text:h>
      <text:h text:style-name="Heading_20_3" text:outline-level="3"><text:span text:style-name="T38">i</text:span>ndex.php</text:h>
      <text:p text:style-name="Code">&lt;?php</text:p>
      <text:p text:style-name="Code"><text:span text:style-name="T27">echo </text:span><text:span text:style-name="T6">"in /index.php\n"</text:span><text:span text:style-name="T27">;</text:span></text:p>
      <text:h text:style-name="Heading_20_3" text:outline-level="3">toto.php</text:h>
      <text:p text:style-name="Code">&lt;?php</text:p>
      <text:p text:style-name="Code"><text:span text:style-name="T27">echo </text:span><text:span text:style-name="T6">"in /toto.php\n"</text:span><text:span text:style-name="T27">;</text:span></text:p>
      <text:h text:style-name="Heading_20_3" text:outline-level="3">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1" text:outline-level="2"><text:span text:style-name="T38">Avec</text:span> routage</text:h>
      <text:h text:style-name="P106" text:outline-level="3"><text:span text:style-name="T38">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06" text:outline-level="3">toto.php</text:h>
      <text:p text:style-name="P61">&lt;?php</text:p>
      <text:p text:style-name="P61"><text:span text:style-name="T27">echo </text:span><text:span text:style-name="T6">"in /toto.php\n"</text:span><text:span text:style-name="T27">;</text:span></text:p>
      <text:h text:style-name="P106" text:outline-level="3">Dans le navigateur</text:h>
      <text:p text:style-name="P62"><draw:frame draw:style-name="fr2" draw:name="Image4" text:anchor-type="as-char" svg:width="8.932cm" svg:height="1.432cm" draw:z-index="4"><draw:image xlink:href="Pictures/10000001000001DA0000004C9272BB14.png" xlink:type="simple" xlink:show="embed" xlink:actuate="onLoad" draw:mime-type="image/png"/></draw:frame></text:p>
      <text:p text:style-name="P62"><draw:frame draw:style-name="fr2" draw:name="Image5" text:anchor-type="as-char" svg:width="8.878cm" svg:height="1.423cm" draw:z-index="5"><draw:image xlink:href="Pictures/10000001000001DA0000004C9272BB14.png" xlink:type="simple" xlink:show="embed" xlink:actuate="onLoad" draw:mime-type="image/png"/></draw:frame></text:p>
      <text:p text:style-name="P62"><draw:frame draw:style-name="fr2" draw:name="Image6" text:anchor-type="as-char" svg:width="8.894cm" svg:height="2.738cm" draw:z-index="6"><draw:image xlink:href="Pictures/10000001000001E400000095C435898D.png" xlink:type="simple" xlink:show="embed" xlink:actuate="onLoad" draw:mime-type="image/png"/></draw:frame></text:p>
      <text:p text:style-name="P62"><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2"><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06"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93"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8">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3"/>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94" text:outline-level="1">Afficher les images dans la navbar</text:h>
      <text:p text:style-name="P67">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67">je souhaiterais voir des images aux extrémité<text:span text:style-name="T39">s</text:span> de la navbar, mais c'est le texte des « alt » qui apparaît.</text:p>
      <text:p text:style-name="P67">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67">le code se trouve dans le fichier app/views/navbarUser.latte.</text:p>
      <text:p text:style-name="P67">Celui-ci est inclus dans le fichier app/views/user/layout.latte </text:p>
      <text:p text:style-name="P67">Le fichier app/views/user/home.latte « extends » celui-ci. Il est utilis<text:span text:style-name="T39">é</text:span> dans le fichier app/controllers/userController.php qui utilise le code suivant :</text:p>
      <text:p text:style-name="Code">echo $this→latte→render('app/views/user/home.latte');</text:p>
      <text:p text:style-name="P67"/>
      <text:h text:style-name="P95" text:outline-level="1"><text:soft-page-break/>Afficher une navbar avec des images</text:h>
      <text:p text:style-name="P65">J’utilise php/bootstrap/flight/latte.</text:p>
      <text:p text:style-name="P65">La structure de mon programme est :</text:p>
      <text:p text:style-name="P64">├── app</text:p>
      <text:p text:style-name="P64">│ <text:s text:c="2"/>├── controllers</text:p>
      <text:p text:style-name="P64">│ <text:s text:c="2"/>├── helpers</text:p>
      <text:p text:style-name="P64">│ <text:s text:c="2"/>│ <text:s text:c="2"/>└── database</text:p>
      <text:p text:style-name="P64">│ <text:s text:c="2"/>├── images</text:p>
      <text:p text:style-name="P64">│ <text:s text:c="2"/>└── views</text:p>
      <text:p text:style-name="P64">│ <text:s text:c="6"/>├── groups</text:p>
      <text:p text:style-name="P64">│ <text:s text:c="6"/>├── persons</text:p>
      <text:p text:style-name="P64">│ <text:s text:c="6"/>└── user</text:p>
      <text:p text:style-name="P65">Le fichier « index.php » <text:span text:style-name="T40">avec les routes </text:span>se trouve à la racine du site.</text:p>
      <text:p text:style-name="P65">La navbar s<text:span text:style-name="T40">e</text:span> trouve dans le fichier app/views/navbarUser.latte.</text:p>
      <text:p text:style-name="P65">Ce fichier est inclus <text:span text:style-name="T40">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5"/>
      <text:p text:style-name="P65">Je veux afficher dans le «  navbar-brand » l’image app/images/agenda.png avec le lien « / »</text:p>
      <text:p text:style-name="P65">Je veux une option « groups » avec le lien /groups.</text:p>
      <text:p text:style-name="P65">Je veux une option «users» avec le lien /users.</text:p>
      <text:p text:style-name="P65">En dernière option je veux l’image l’image app/images/anonymour.png avec le lien « /signIn »</text:p>
      <text:h text:style-name="P96" text:outline-level="1">Interface</text:h>
      <text:p text:style-name="P66"><text:span text:style-name="T41">Dans une web app qui utilise</text:span> php/bootstrap/flight/latte/<text:span text:style-name="T41">sqlite, nous avons cette structure :</text:span></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9">Pour chaque entité principale de la base de donnée, nous avons un CRUD.</text:p>
      <text:p text:style-name="P69">Les contrôleurs et vues pour les entités group, et person existent déjà.</text:p>
      <text:p text:style-name="P69">Les routes correspondantes sont les suivantes :</text:p>
      <text:p text:style-name="Code">$groupController = $container-&gt;get(<text:span text:style-name="T5">'app\controllers\GroupController'</text:span>);</text:p>
      <text:p text:style-name="Code"><text:soft-page-break/>$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69"/>
      <text:p text:style-name="P69">J’aimerais créer un template et une interface afin que les autres entités à créer suivent exactement le même modèle.</text:p>
      <text:h text:style-name="P97" text:outline-level="1">Les pratiques numériques de BNW</text:h>
      <text:p text:style-name="P70">Notre association de marche nordique propose de nombreux évènements. Sortie marche nordique, participation à des compétitions, rencontre avec d’autres clubs…</text:p>
      <text:p text:style-name="P70">Pour chaque évènement une invitation google agenda est envoyé aux membres. Cela représente une grande quantité d’invitation<text:span text:style-name="T42">s</text:span>, dont certaine<text:span text:style-name="T42">s</text:span> tombe<text:span text:style-name="T42">nt</text:span> forcément en dehors des périodes de disponibilité de nos adhérents.</text:p>
      <text:p text:style-name="P7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0">Au départ, une seule personne gérait l’ensemble des invitations. Puis cette charge a été repartie sur les animateurs. Ceci implique de mettre à jour les préférences dans chaque application installée. De plus, un certain nombre d’animateur utilise un <text:span text:style-name="T42">PC</text:span> Apple, sur lequel l’application ne peut pas être installée.</text:p>
      <text:p text:style-name="P72">Nous avons donc décidé de faire une nouvelle application utilisable directement dans un navigateur internet. Celle-ci est donc utilisable depuis n’importe quel système (microsoft, apple, linux) et sur n’importe quel appareil (pc, tablette , smartphone).</text:p>
      <text:p text:style-name="P72">Les premiers objectifs de cette application sont :</text:p>
      <text:list text:style-name="L16">
        <text:list-item>
          <text:p text:style-name="P128">Permettre aux animateurs de récupérer les disponibilités des utilisateurs pour envoyer les invitations.</text:p>
        </text:list-item>
        <text:list-item>
          <text:p text:style-name="P128">Permettre aux utilisateurs de renseigner eux-mêmes leurs disponibilités</text:p>
        </text:list-item>
      </text:list>
      <text:p text:style-name="P73"><text:soft-page-break/><text:span text:style-name="T43">Avantage</text:span> : </text:p>
      <text:list text:style-name="L17">
        <text:list-item>
          <text:p text:style-name="P129"><text:span text:style-name="T43">L</text:span><text:span text:style-name="T42">es utilisateurs peuvent sélectionner leurs disponibilités par jour et par plage (matin, après midi, soir).</text:span></text:p>
        </text:list-item>
      </text:list>
      <text:p text:style-name="P74"/>
      <text:p text:style-name="P72">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2">Le courriel contient un lien qui conduit directement à l’évènement. Depuis celui-ci l’utilisateur peut s’inscrire et faire la mise à jour de son agenda personnel.</text:p>
      <text:p text:style-name="P74">Les </text:p>
      <text:p text:style-name="P73">Avantage<text:span text:style-name="T43">s</text:span> : </text:p>
      <text:list text:style-name="L18">
        <text:list-item>
          <text:p text:style-name="P130"><text:span text:style-name="T42">Les adhérent</text:span><text:span text:style-name="T43">s</text:span><text:span text:style-name="T42"> </text:span><text:span text:style-name="T43">peuvent indiquer les types d’évènement qui les intéressent et s’il souhaite ou non recevoir un courriel à chaque nouvelle création, sachant qu’il est possible de s’inscrire directement sur le site du club.</text:span></text:p>
        </text:list-item>
        <text:list-item>
          <text:p text:style-name="P131">Les adhérents peuvent mettre à jour un agenda autre que google, et non pas besoin de se créer une adresse gmail.</text:p>
        </text:list-item>
        <text:list-item>
          <text:p text:style-name="P132">Les évènements sont typés.</text:p>
        </text:list-item>
        <text:list-item>
          <text:p text:style-name="P132">L’application gère les autorisations et des groupes, ce qui permet de restreindre si nécessaire les invitations à certains groupes d’utilisateurs</text:p>
        </text:list-item>
      </text:list>
      <text:p text:style-name="P75"/>
      <text:p text:style-name="P74">Dans un troisième temps la gestion des articles du club passera par cette application. Actuellement le club utilise le CMS pluXml. </text:p>
      <text:p text:style-name="P74">Avantages :</text:p>
      <text:list text:style-name="L19">
        <text:list-item>
          <text:p text:style-name="P133"><text:span text:style-name="T43">Les articles seront typ</text:span><text:span text:style-name="T44">és et soumis aux autorisations, comme pour les évènements.</text:span></text:p>
        </text:list-item>
        <text:list-item>
          <text:p text:style-name="P134">Un système pour gérer les sondages pourra être attaché directement à un article.</text:p>
        </text:list-item>
      </text:list>
      <text:h text:style-name="Heading_20_2" text:outline-level="2">Propositon ChatGPT</text:h>
      <text:h text:style-name="P98" text:outline-level="1">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02" text:outline-level="2">Les pratiques numériques de BNW</text:h>
      <text:p text:style-name="P71">Notre association de marche nordique propose de nombreux évènements : sorties, participations à des compétitions, rencontres avec d'autres clubs...</text:p>
      <text:h text:style-name="P107" text:outline-level="3">Problématique actuelle</text:h>
      <text:p text:style-name="P71">Pour chaque évènement, une invitation Google Agenda est envoyée aux membres. Cela génère un grand nombre d'invitations, certaines tombant en dehors des disponibilités des adhérents.</text:p>
      <text:p text:style-name="P71">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1"><text:soft-page-break/>Cependant, la charge de gestion a été répartie entre plusieurs animateurs, impliquant une mise à jour manuelle sur chaque installation. De plus, l'application n'ést pas compatible avec les ordinateurs Apple.</text:p>
      <text:h text:style-name="P107" text:outline-level="3">Une nouvelle application web</text:h>
      <text:p text:style-name="P71">Nous avons donc décidé de développer une nouvelle application accessible directement depuis un navigateur web. Cela la rend utilisable sur tous les systèmes (Windows, macOS, Linux) et sur tous les appareils (PC, tablette, smartphone).</text:p>
      <text:h text:style-name="P108" text:outline-level="4">Objectifs</text:h>
      <text:list text:style-name="L20">
        <text:list-item>
          <text:p text:style-name="P135">Permettre aux animateurs de récupérer les disponibilités des utilisateurs pour envoyer les invitations.</text:p>
        </text:list-item>
        <text:list-item>
          <text:p text:style-name="P135">Permettre aux utilisateurs de renseigner eux-mêmes leurs disponibilités.</text:p>
        </text:list-item>
      </text:list>
      <text:h text:style-name="P108" text:outline-level="4" text:is-list-header="true">Avantages</text:h>
      <text:list text:style-name="L21">
        <text:list-item>
          <text:p text:style-name="P136">Sélection des disponibilités par jour et par plage horaire (matin, après-midi, soir).</text:p>
        </text:list-item>
      </text:list>
      <text:h text:style-name="P107" text:outline-level="3" text:is-list-header="true">Une gestion simplifiée des évènements</text:h>
      <text:p text:style-name="P71">Dans une étape ultérieure, l'application remplacera totalement les invitations Google. Les évènements seront saisis directement dans l'application, et un lien sera envoyé aux adhérents intéressés.</text:p>
      <text:p text:style-name="P71">Le courriel contiendra un lien vers l'évènement permettant aux utilisateurs de s'inscrire et d'ajouter l'évènement à leur agenda personnel.</text:p>
      <text:h text:style-name="P108" text:outline-level="4">Avantages</text:h>
      <text:list text:style-name="L22">
        <text:list-item>
          <text:p text:style-name="P137">Choix des types d'évènements qui intéressent l'adhérent et possibilité de recevoir ou non une notification par e-mail.</text:p>
        </text:list-item>
        <text:list-item>
          <text:p text:style-name="P137">Compatibilité avec divers agendas autres que Google sans besoin de compte Gmail.</text:p>
        </text:list-item>
        <text:list-item>
          <text:p text:style-name="P137">Gestion des autorisations et des groupes pour restreindre les invitations.</text:p>
        </text:list-item>
      </text:list>
      <text:h text:style-name="P107" text:outline-level="3" text:is-list-header="true">Intégration de la gestion des articles du club</text:h>
      <text:p text:style-name="P71">Enfin, la gestion des articles du club passera par cette application, remplaçant le CMS actuel PluXml.</text:p>
      <text:h text:style-name="P108" text:outline-level="4">Avantages</text:h>
      <text:list text:style-name="L23">
        <text:list-item>
          <text:p text:style-name="P138">Typage des articles et soumission aux autorisations, comme pour les évènements.</text:p>
        </text:list-item>
        <text:list-item>
          <text:p text:style-name="P138">Ajout d'un système de sondages directement attaché aux articles.</text:p>
        </text:list-item>
      </text:list>
      <text:p text:style-name="P71">Cette application vise à améliorer l'organisation et la gestion des activités de notre association en facilitant la communication et l'accessibilité pour tous les membres.</text:p>
      <text:h text:style-name="P107" text:outline-level="3">Un logiciel libre et adaptable</text:h>
      <text:p text:style-name="P76"><text:span text:style-name="T45">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6">https://github.com/jebissey/</text:span></text:a><text:span text:style-name="T45">.</text:span></text:p>
      <text:h text:style-name="P99" text:outline-level="1"><text:soft-page-break/>Inclusion d’inclusion avec latte</text:h>
      <text:h text:style-name="Heading_20_2" text:outline-level="2">views/layout.latte :</text:h>
      <text:p text:style-name="Code"><text:span text:style-name="T10">&lt;!DOCTYPE</text:span> <text:span text:style-name="T12">html</text:span><text:span text:style-name="T10">&gt;</text:span></text:p>
      <text:p text:style-name="Code"><text:span text:style-name="T10">&lt;html</text:span> <text:span text:style-name="T12">lang</text:span>=<text:span text:style-name="T2">"fr"</text:span><text:span text:style-name="T10">&gt;</text:span></text:p>
      <text:p text:style-name="Code">&lt;head&gt;</text:p>
      <text:p text:style-name="Code"><text:span text:style-name="T10">&lt;title&gt;</text:span>{<text:span text:style-name="T2">block </text:span>title}{<text:span text:style-name="T2">/block</text:span>}<text:span text:style-name="T10">&lt;/title&gt;</text:span></text:p>
      <text:p text:style-name="Code">&lt;/head&gt;</text:p>
      <text:p text:style-name="Code">&lt;body&gt;</text:p>
      <text:p text:style-name="Code"><text:span text:style-name="T10">&lt;nav</text:span> <text:span text:style-name="T12">class</text:span>=<text:span text:style-name="T2">"navbar navbar-expand-sm navbar-dark bg-dark"</text:span><text:span text:style-name="T10">&gt;</text:span></text:p>
      <text:p text:style-name="Code">{<text:span text:style-name="T2">block </text:span>navbar}{<text:span text:style-name="T2">/block</text:span>}</text:p>
      <text:p text:style-name="Code">&lt;/nav&gt;</text:p>
      <text:p text:style-name="Code"><text:span text:style-name="T10">&lt;div</text:span> <text:span text:style-name="T12">class</text:span>=<text:span text:style-name="T2">"container mt-4"</text:span><text:span text:style-name="T10">&gt;</text:span></text:p>
      <text:p text:style-name="Code">{<text:span text:style-name="T2">block </text:span>content}{<text:span text:style-name="T2">/block</text:span>}</text:p>
      <text:p text:style-name="Code">&lt;/div&gt;</text:p>
      <text:p text:style-name="Code">&lt;/body&gt;</text:p>
      <text:p text:style-name="Code">&lt;/html&gt;</text:p>
      <text:h text:style-name="P104" text:outline-level="2">views/<text:span text:style-name="T47">navbarUser</text:span>.latte :</text:h>
      <text:p text:style-name="Code"><text:span text:style-name="T10">&lt;div</text:span> <text:span text:style-name="T12">class</text:span>=<text:span text:style-name="T2">"container-fluid"</text:span><text:span text:style-name="T10">&gt;</text:span></text:p>
      <text:p text:style-name="Code"><text:span text:style-name="T10">&lt;button</text:span> <text:span text:style-name="T12">class</text:span>=<text:span text:style-name="T2">"navbar-toggler"</text:span> <text:span text:style-name="T12">type</text:span>=<text:span text:style-name="T2">"button"</text:span> <text:span text:style-name="T12">data-bs-toggle</text:span>=<text:span text:style-name="T2">"collapse"</text:span> <text:span text:style-name="T12">data-bs-target</text:span>=<text:span text:style-name="T2">"#navbarNav"</text:span><text:span text:style-name="T10">&gt;</text:span></text:p>
      <text:p text:style-name="Code"><text:span text:style-name="T10">&lt;span</text:span> <text:span text:style-name="T12">class</text:span>=<text:span text:style-name="T2">"navbar-toggler-icon"</text:span><text:span text:style-name="T10">&gt;&lt;/span&gt;</text:span></text:p>
      <text:p text:style-name="Code">&lt;/button&gt;</text:p>
      <text:p text:style-name="Code"><text:span text:style-name="T10">&lt;div</text:span> <text:span text:style-name="T12">class</text:span>=<text:span text:style-name="T2">"collapse navbar-collapse"</text:span> <text:span text:style-name="T12">id</text:span>=<text:span text:style-name="T2">"navbarNav"</text:span><text:span text:style-name="T10">&gt;</text:span></text:p>
      <text:p text:style-name="Code"><text:span text:style-name="T10">&lt;ul</text:span> <text:span text:style-name="T12">class</text:span>=<text:span text:style-name="T2">"navbar-nav me-auto"</text:span><text:span text:style-name="T10">&gt;</text:span></text:p>
      <text:p text:style-name="Code">{<text:span text:style-name="T2">block </text:span>navbarOptions}{<text:span text:style-name="T2">/block</text:span>}</text:p>
      <text:p text:style-name="Code">&lt;/ul&gt;</text:p>
      <text:p text:style-name="Code">&lt;/div&gt;</text:p>
      <text:p text:style-name="Code">&lt;/div&gt;</text:p>
      <text:h text:style-name="P103" text:outline-level="2">views/<text:span text:style-name="T47">user/</text:span><text:span text:style-name="T50">userL</text:span>ayout.latte :</text:h>
      <text:p text:style-name="P77">{<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04" text:outline-level="2">views/<text:span text:style-name="T47">user/</text:span><text:span text:style-name="T48">user</text:span>.latte :</text:h>
      <text:p text:style-name="P77">{<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0">&lt;li</text:span> <text:span text:style-name="T12">class</text:span>=<text:span text:style-name="T2">"nav-item"</text:span><text:span text:style-name="T10">&gt;</text:span></text:p>
      <text:p text:style-name="Code"><text:span text:style-name="T10">&lt;a</text:span> <text:span text:style-name="T12">class</text:span>=<text:span text:style-name="T2">"nav-link"</text:span> <text:span text:style-name="T12">href</text:span>=<text:span text:style-name="T2">"/user/acount"</text:span><text:span text:style-name="T10">&gt;</text:span>Compte<text:span text:style-name="T10">&lt;/a&gt;</text:span></text:p>
      <text:p text:style-name="Code">&lt;/li&gt;</text:p>
      <text:p text:style-name="Code"><text:span text:style-name="T10">&lt;li</text:span> <text:span text:style-name="T12">class</text:span>=<text:span text:style-name="T2">"nav-item"</text:span><text:span text:style-name="T10">&gt;</text:span></text:p>
      <text:p text:style-name="Code"><text:span text:style-name="T10">&lt;a</text:span> <text:span text:style-name="T12">class</text:span>=<text:span text:style-name="T2">"nav-link"</text:span> <text:span text:style-name="T12">href</text:span>=<text:span text:style-name="T2">"/user/availabilities"</text:span><text:span text:style-name="T10">&gt;</text:span>Disponibilités<text:span text:style-name="T10">&lt;/a&gt;</text:span></text:p>
      <text:p text:style-name="Code">&lt;/li&gt;</text:p>
      <text:p text:style-name="Code"><text:span text:style-name="T10">&lt;li</text:span> <text:span text:style-name="T12">class</text:span>=<text:span text:style-name="T2">"nav-item"</text:span><text:span text:style-name="T10">&gt;</text:span></text:p>
      <text:p text:style-name="Code"><text:span text:style-name="T10">&lt;a</text:span> <text:span text:style-name="T12">class</text:span>=<text:span text:style-name="T2">"nav-link"</text:span> <text:span text:style-name="T12">href</text:span>=<text:span text:style-name="T2">"/user/preferences"</text:span><text:span text:style-name="T10">&gt;</text:span>Préférences<text:span text:style-name="T10">&lt;/a&gt;</text:span></text:p>
      <text:p text:style-name="Code">&lt;/li&gt;</text:p>
      <text:p text:style-name="Code"><text:span text:style-name="T10">&lt;li</text:span> <text:span text:style-name="T12">class</text:span>=<text:span text:style-name="T2">"nav-item"</text:span><text:span text:style-name="T10">&gt;</text:span></text:p>
      <text:p text:style-name="Code"><text:span text:style-name="T10">&lt;a</text:span> <text:span text:style-name="T12">class</text:span>=<text:span text:style-name="T2">"nav-link"</text:span> <text:span text:style-name="T12">href</text:span>=<text:span text:style-name="T2">"/user/groups"</text:span><text:span text:style-name="T10">&gt;</text:span>Groupes<text:span text:style-name="T10">&lt;/a&gt;</text:span></text:p>
      <text:p text:style-name="Code">&lt;/li&gt;</text:p>
      <text:p text:style-name="Code">{<text:span text:style-name="T2">/block</text:span>}</text:p>
      <text:h text:style-name="P105" text:outline-level="2"><text:soft-page-break/>Affichage</text:h>
      <text:p text:style-name="Code">echo <text:span text:style-name="T2">$this</text:span>-&gt;latte-&gt;render(<text:span text:style-name="T5">'app/views/user/user.latte'</text:span>);</text:p>
      <text:p text:style-name="P139">=&gt; <text:span text:style-name="T49">les « li » Compte, Disponibilités, Préférences et Groupes n’apparaissent pas</text:span></text:p>
      <text:h text:style-name="P100" text:outline-level="1">Élément communs</text:h>
      <text:p text:style-name="P110">[</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1"/>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140">Je veux une classe qui me permettre d’indiquer des éléments communs qui sont envoyés lors de son instanciation.</text:p>
      <text:p text:style-name="Code"><text:span text:style-name="T51">$params = new Params([</text:span><text:span text:style-name="T6">'href'</text:span><text:span text:style-name="T27"> =&gt; </text:span><text:span text:style-name="T3">$this</text:span><text:span text:style-name="T27">-&gt;getHref($person[</text:span><text:span text:style-name="T6">'Email'</text:span><text:span text:style-name="T27">]),</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1">) ;</text:span></text:p>
      <text:p text:style-name="P140">Ensuite un appel à </text:p>
      <text:p text:style-name="Code">$params-&gt;getAll(<text:span text:style-name="T27">[</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7"> =&gt; </text:span><text:span text:style-name="T6">'../images/'</text:span><text:span text:style-name="T27">,</text:span></text:p>
      <text:p text:style-name="Code"><text:span text:style-name="T5">'href'</text:span> =&gt; <text:span text:style-name="T2">$this</text:span>-&gt;getHref($person[<text:span text:style-name="T5">'Email'</text:span>]),</text:p>
      <text:p text:style-name="Code"><text:soft-page-break/><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Heading_20_1"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22H31M2S</meta:editing-duration>
    <meta:editing-cycles>42</meta:editing-cycles>
    <meta:generator>LibreOffice/24.2.7.2$Linux_X86_64 LibreOffice_project/420$Build-2</meta:generator>
    <dc:title>Technical</dc:title>
    <dc:date>2025-02-07T18:02:47.219604626</dc:date>
    <meta:document-statistic meta:table-count="0" meta:image-count="9" meta:object-count="0" meta:page-count="39" meta:paragraph-count="1543" meta:word-count="8133" meta:character-count="64353" meta:non-whitespace-character-count="57265"/>
    <meta:template xlink:type="simple" xlink:actuate="onRequest" xlink:title="Technical" xlink:href="../../../../../.config/libreoffice/4/user/template/Technical.ott" meta:date="2025-01-03T07:52:16.606689178"/>
  </office:meta>
</office:document-meta>
</file>